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d5dd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307b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0944a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307b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307b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3%"/>
    </style:style>
    <style:style style:name="gr6" style:family="graphic" style:parent-style-name="standard">
      <style:graphic-properties draw:stroke="none" svg:stroke-width="0cm" draw:fill="solid" draw:fill-color="#0944a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3%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0d5dd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3%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26cm" svg:stroke-color="#0944a1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307bf3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d5ddf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d9d9d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c9daf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d9d9d9" draw:stroke-linejoin="round" draw:fill="solid" draw:fill-color="#c9daf8" draw:opacity="1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d9d9d9" draw:stroke-linejoin="round" draw:fill="solid" draw:fill-color="#307b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0d5dd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0d5dd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434343" draw:stroke-linejoin="round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434343" draw:stroke-linejoin="round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1d7e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155b5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761e8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solid" draw:fill-color="#761e8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5515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c2c2c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none" svg:stroke-width="0cm" draw:fill="solid" draw:fill-color="#85858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26cm" svg:stroke-color="#1d7e7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solid" draw:fill-color="#bcd4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6fa1f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b7b7b7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none" svg:stroke-width="0cm" draw:fill="solid" draw:fill-color="#0e94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solid" draw:fill-color="#0b71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0d5dd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307bf3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944a1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c9daf8" draw:opacity="12%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1d7e74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155b54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761e8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551561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c2c2c2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858585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bcd4fa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6fa1f2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0e9453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0b714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7" style:family="text">
      <style:text-properties fo:font-variant="normal" fo:text-transform="none" fo:color="#0c58d3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fo:font-variant="normal" fo:text-transform="none" fo:color="#701c7f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1" style:family="text">
      <style:text-properties fo:font-variant="normal" fo:text-transform="none" fo:color="#701c7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2" style:family="text">
      <style:text-properties fo:font-variant="normal" fo:text-transform="none" fo:color="#701c7f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3" style:family="text">
      <style:text-properties fo:font-variant="normal" fo:text-transform="none" fo:color="#6fa1f2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4" style:family="text">
      <style:text-properties fo:font-variant="normal" fo:text-transform="none" fo:color="#307bf3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5" style:family="text">
      <style:text-properties fo:font-variant="normal" fo:text-transform="none" fo:color="#0d5dd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6" style:family="text">
      <style:text-properties fo:font-variant="normal" fo:text-transform="none" fo:color="#0944a1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7.706cm" svg:height="7.706cm" draw:transform="rotate (1.0471975511966) translate (9.893cm 8.7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6168800 19963119 207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5;p13" draw:style-name="gr2" draw:text-style-name="P3" draw:layer="layout" svg:width="7.707cm" svg:height="7.707cm" draw:transform="rotate (0.482932604026831) translate (10.034cm 5.665cm)">
          <text:p text:style-name="P2"><text:span text:style-name="T1"><text:s/></text:span></text:p>
          <draw:enhanced-geometry draw:mirror-horizontal="false" draw:mirror-vertical="false" draw:text-areas="?f60 ?f68 ?f44 ?f52" svg:viewBox="0 0 0 0" draw:type="ooxml-blockArc" draw:modifiers="12740406 14718824 19862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g draw:name="Google Shape;56;p13">
          <draw:custom-shape draw:name="Google Shape;57;p13" draw:style-name="gr3" draw:text-style-name="P4" draw:layer="layout" svg:width="7.706cm" svg:height="7.706cm" draw:transform="rotate (-1.0471975511966) translate (10.472cm 2.025cm)">
            <text:p text:style-name="P2"><text:span text:style-name="T1"/></text:p>
            <draw:enhanced-geometry draw:mirror-horizontal="false" draw:mirror-vertical="false" draw:text-areas="?f60 ?f68 ?f44 ?f52" svg:viewBox="0 0 0 0" draw:type="ooxml-blockArc" draw:modifiers="12622480 19781569 207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Google Shape;58;p13" draw:style-name="gr1" draw:text-style-name="P1" draw:layer="layout" svg:width="7.706cm" svg:height="7.707cm" draw:transform="rotate (-3.14159265358979) translate (12.952cm 11.083cm)">
            <text:p text:style-name="P2"><text:span text:style-name="T1"/></text:p>
            <draw:enhanced-geometry draw:mirror-horizontal="false" draw:mirror-vertical="false" draw:text-areas="?f60 ?f68 ?f44 ?f52" svg:viewBox="0 0 0 0" draw:type="ooxml-blockArc" draw:modifiers="12622480 19662822 20729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Google Shape;59;p13" draw:style-name="gr4" draw:text-style-name="P3" draw:layer="layout" svg:width="7.706cm" svg:height="7.706cm" draw:transform="rotate (1.0471975511966) translate (3.865cm 8.699cm)">
            <text:p text:style-name="P2"><text:span text:style-name="T1"/></text:p>
            <draw:enhanced-geometry draw:mirror-horizontal="false" draw:mirror-vertical="false" draw:text-areas="?f60 ?f68 ?f44 ?f52" svg:viewBox="0 0 0 0" draw:type="ooxml-blockArc" draw:modifiers="12622480 19703271 20851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g draw:name="Google Shape;60;p13">
            <draw:custom-shape draw:name="Google Shape;61;p13" draw:style-name="gr5" draw:text-style-name="P3" draw:layer="layout" svg:width="1.606cm" svg:height="1.607cm" draw:transform="rotate (2.08305046225523) translate (6.178cm 9.905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  <draw:custom-shape draw:name="Google Shape;62;p13" draw:style-name="gr4" draw:text-style-name="P3" draw:layer="layout" svg:width="1.606cm" svg:height="1.607cm" draw:transform="rotate (-1.0471975511966) translate (6.78cm 7.712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</draw:g>
          <draw:g draw:name="Google Shape;63;p13">
            <draw:custom-shape draw:name="Google Shape;64;p13" draw:style-name="gr6" draw:text-style-name="P4" draw:layer="layout" svg:width="1.606cm" svg:height="1.607cm" draw:transform="rotate (-0.0113446401379627) translate (8.265cm 3.423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  <draw:custom-shape draw:name="Google Shape;65;p13" draw:style-name="gr3" draw:text-style-name="P4" draw:layer="layout" svg:width="1.606cm" svg:height="1.607cm" draw:transform="rotate (-3.14159265358979) translate (9.862cm 5.041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</draw:g>
          <draw:custom-shape draw:name="Google Shape;66;p13" draw:style-name="gr1" draw:text-style-name="P1" draw:layer="layout" svg:width="1.606cm" svg:height="1.607cm" draw:transform="rotate (0.321838714067754) translate (10.725cm 8.24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67;p13" draw:style-name="gr7" draw:text-style-name="P6" draw:layer="layout" svg:width="1.413cm" svg:height="0.741cm" svg:x="8.442cm" svg:y="3.632cm">
            <text:p text:style-name="P5"><text:span text:style-name="T2">03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8;p13">
          <draw:custom-shape draw:name="Google Shape;69;p13" draw:style-name="gr5" draw:text-style-name="P3" draw:layer="layout" svg:width="1.606cm" svg:height="1.607cm" draw:transform="rotate (-0.796742803535411) translate (12.713cm 4.324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70;p13" draw:style-name="gr4" draw:text-style-name="P3" draw:layer="layout" svg:width="1.606cm" svg:height="1.607cm" draw:transform="rotate (2.35619449019234) translate (12.7cm 6.598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71;p13" draw:style-name="gr4" draw:text-style-name="P3" draw:layer="layout" svg:width="7.707cm" svg:height="7.707cm" draw:transform="rotate (-3.14159265358979) translate (12.952cm 11.08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19662822 207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2;p13" draw:style-name="gr4" draw:text-style-name="P3" draw:layer="layout" svg:width="7.706cm" svg:height="7.706cm" draw:transform="rotate (1.0471975511966) translate (3.865cm 8.699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3176238 19703271 2085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g draw:name="Google Shape;73;p13">
          <draw:custom-shape draw:name="Google Shape;74;p13" draw:style-name="gr6" draw:text-style-name="P4" draw:layer="layout" svg:width="1.606cm" svg:height="1.607cm" draw:transform="rotate (-0.0113446401379627) translate (8.265cm 3.423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75;p13" draw:style-name="gr3" draw:text-style-name="P4" draw:layer="layout" svg:width="1.606cm" svg:height="1.607cm" draw:transform="rotate (-3.14159265358979) translate (9.862cm 5.041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76;p13" draw:style-name="gr1" draw:text-style-name="P1" draw:layer="layout" svg:width="7.706cm" svg:height="7.706cm" draw:transform="rotate (-1.0471975511966) translate (16.61cm 2.025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20517702 20978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7;p13" draw:style-name="gr3" draw:text-style-name="P4" draw:layer="layout" svg:width="7.706cm" svg:height="7.706cm" draw:transform="rotate (-1.0471975511966) translate (10.472cm 2.025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18228676 2064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8;p13" draw:style-name="gr4" draw:text-style-name="P3" draw:layer="layout" svg:width="7.707cm" svg:height="7.707cm" draw:transform="rotate (-2.54329378600614) translate (14.45cm 8.24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3054303 19662822 207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9;p13" draw:style-name="gr3" draw:text-style-name="P4" draw:layer="layout" svg:width="7.707cm" svg:height="7.707cm" draw:transform="rotate (-3.14159265358979) translate (19.091cm 11.08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20902040 2077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0;p13" draw:style-name="gr3" draw:text-style-name="P4" draw:layer="layout" svg:width="7.707cm" svg:height="7.707cm" draw:transform="rotate (2.60246044764874) translate (16.486cm 12.26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8648275 19703271 2085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g draw:name="Google Shape;81;p13">
          <draw:custom-shape draw:name="Google Shape;82;p13" draw:style-name="gr8" draw:text-style-name="P1" draw:layer="layout" svg:width="1.606cm" svg:height="1.607cm" draw:transform="rotate (1.64514735292986) translate (16.659cm 10.262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83;p13" draw:style-name="gr1" draw:text-style-name="P1" draw:layer="layout" svg:width="1.606cm" svg:height="1.607cm" draw:transform="rotate (-1.48510066052197) translate (18.134cm 8.532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84;p13" draw:style-name="gr1" draw:text-style-name="P1" draw:layer="layout" svg:width="7.707cm" svg:height="7.682cm" draw:transform="skewX (3.14526749395861E-017) rotate (-2.86617969762509) translate (19.986cm 9.866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3047307 14379512 2067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presentation:notes draw:style-name="dp2">
          <draw:page-thumbnail draw:name="Google Shape;51;p:notes" draw:style-name="gr9" draw:layer="layout" svg:width="16.933cm" svg:height="9.524cm" svg:x="1.059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89;p14" draw:style-name="gr1" draw:text-style-name="P1" draw:layer="layout" svg:width="7.706cm" svg:height="7.706cm" draw:transform="rotate (1.0471975511966) translate (9.893cm 8.7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6168800 19963119 207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90;p14" draw:style-name="gr2" draw:text-style-name="P3" draw:layer="layout" svg:width="7.707cm" svg:height="7.707cm" draw:transform="rotate (0.482932604026831) translate (10.034cm 5.665cm)">
          <text:p text:style-name="P2"><text:span text:style-name="T1"><text:s/></text:span></text:p>
          <draw:enhanced-geometry draw:mirror-horizontal="false" draw:mirror-vertical="false" draw:text-areas="?f60 ?f68 ?f44 ?f52" svg:viewBox="0 0 0 0" draw:type="ooxml-blockArc" draw:modifiers="12740406 14718824 19862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g draw:name="Google Shape;91;p14">
          <draw:custom-shape draw:name="Google Shape;92;p14" draw:style-name="gr3" draw:text-style-name="P4" draw:layer="layout" svg:width="7.706cm" svg:height="7.706cm" draw:transform="rotate (-1.0471975511966) translate (10.472cm 2.025cm)">
            <text:p text:style-name="P2"><text:span text:style-name="T1"/></text:p>
            <draw:enhanced-geometry draw:mirror-horizontal="false" draw:mirror-vertical="false" draw:text-areas="?f60 ?f68 ?f44 ?f52" svg:viewBox="0 0 0 0" draw:type="ooxml-blockArc" draw:modifiers="12622480 19781569 207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Google Shape;93;p14" draw:style-name="gr1" draw:text-style-name="P1" draw:layer="layout" svg:width="7.706cm" svg:height="7.707cm" draw:transform="rotate (-3.14159265358979) translate (12.952cm 11.083cm)">
            <text:p text:style-name="P2"><text:span text:style-name="T1"/></text:p>
            <draw:enhanced-geometry draw:mirror-horizontal="false" draw:mirror-vertical="false" draw:text-areas="?f60 ?f68 ?f44 ?f52" svg:viewBox="0 0 0 0" draw:type="ooxml-blockArc" draw:modifiers="12622480 19662822 20729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Google Shape;94;p14" draw:style-name="gr4" draw:text-style-name="P3" draw:layer="layout" svg:width="7.706cm" svg:height="7.706cm" draw:transform="rotate (1.0471975511966) translate (3.865cm 8.699cm)">
            <text:p text:style-name="P2"><text:span text:style-name="T1"/></text:p>
            <draw:enhanced-geometry draw:mirror-horizontal="false" draw:mirror-vertical="false" draw:text-areas="?f60 ?f68 ?f44 ?f52" svg:viewBox="0 0 0 0" draw:type="ooxml-blockArc" draw:modifiers="12622480 19703271 20851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g draw:name="Google Shape;95;p14">
            <draw:custom-shape draw:name="Google Shape;96;p14" draw:style-name="gr5" draw:text-style-name="P3" draw:layer="layout" svg:width="1.606cm" svg:height="1.607cm" draw:transform="rotate (2.08305046225523) translate (6.178cm 9.905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  <draw:custom-shape draw:name="Google Shape;97;p14" draw:style-name="gr4" draw:text-style-name="P3" draw:layer="layout" svg:width="1.606cm" svg:height="1.607cm" draw:transform="rotate (-1.0471975511966) translate (6.78cm 7.712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</draw:g>
          <draw:g draw:name="Google Shape;98;p14">
            <draw:custom-shape draw:name="Google Shape;99;p14" draw:style-name="gr6" draw:text-style-name="P4" draw:layer="layout" svg:width="1.606cm" svg:height="1.607cm" draw:transform="rotate (-0.0113446401379627) translate (8.265cm 3.423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  <draw:custom-shape draw:name="Google Shape;100;p14" draw:style-name="gr3" draw:text-style-name="P4" draw:layer="layout" svg:width="1.606cm" svg:height="1.607cm" draw:transform="rotate (-3.14159265358979) translate (9.862cm 5.041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</draw:g>
          <draw:custom-shape draw:name="Google Shape;101;p14" draw:style-name="gr1" draw:text-style-name="P1" draw:layer="layout" svg:width="1.606cm" svg:height="1.607cm" draw:transform="rotate (0.321838714067754) translate (10.725cm 8.24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02;p14" draw:style-name="gr7" draw:text-style-name="P6" draw:layer="layout" svg:width="1.413cm" svg:height="0.741cm" svg:x="8.442cm" svg:y="3.632cm">
            <text:p text:style-name="P5"><text:span text:style-name="T2">03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;p14">
          <draw:custom-shape draw:name="Google Shape;104;p14" draw:style-name="gr5" draw:text-style-name="P3" draw:layer="layout" svg:width="1.606cm" svg:height="1.607cm" draw:transform="rotate (-0.796742803535411) translate (12.713cm 4.324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05;p14" draw:style-name="gr4" draw:text-style-name="P3" draw:layer="layout" svg:width="1.606cm" svg:height="1.607cm" draw:transform="rotate (2.35619449019234) translate (12.7cm 6.598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106;p14" draw:style-name="gr10" draw:text-style-name="P8" draw:layer="layout" svg:width="0.001cm" svg:height="0.998cm" draw:transform="rotate (-3.14159265358979) translate (10.218cm 3.6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14" draw:style-name="gr4" draw:text-style-name="P3" draw:layer="layout" svg:width="7.707cm" svg:height="7.707cm" draw:transform="rotate (-3.14159265358979) translate (12.952cm 11.08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19662822 207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08;p14" draw:style-name="gr4" draw:text-style-name="P3" draw:layer="layout" svg:width="7.706cm" svg:height="7.706cm" draw:transform="rotate (1.0471975511966) translate (3.865cm 8.699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3176238 19703271 2085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g draw:name="Google Shape;109;p14">
          <draw:custom-shape draw:name="Google Shape;110;p14" draw:style-name="gr6" draw:text-style-name="P4" draw:layer="layout" svg:width="1.606cm" svg:height="1.607cm" draw:transform="rotate (-0.0113446401379627) translate (8.265cm 3.423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11;p14" draw:style-name="gr3" draw:text-style-name="P4" draw:layer="layout" svg:width="1.606cm" svg:height="1.607cm" draw:transform="rotate (-3.14159265358979) translate (9.862cm 5.041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112;p14" draw:style-name="gr7" draw:text-style-name="P6" draw:layer="layout" svg:width="1.201cm" svg:height="1.217cm" draw:transform="rotate (1.30411001709016) translate (5.504cm 6.935cm)">
          <text:p text:style-name="P5"><text:span text:style-name="T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1" draw:text-style-name="P1" draw:layer="layout" svg:width="7.706cm" svg:height="7.706cm" draw:transform="rotate (-1.0471975511966) translate (16.61cm 2.025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20517702 20978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14;p14" draw:style-name="gr3" draw:text-style-name="P4" draw:layer="layout" svg:width="7.706cm" svg:height="7.706cm" draw:transform="rotate (-1.0471975511966) translate (10.472cm 2.025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18228676 2064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15;p14" draw:style-name="gr7" draw:text-style-name="P6" draw:layer="layout" svg:width="0.878cm" svg:height="0.875cm" draw:transform="rotate (1.13306775039472) translate (5.667cm 6.24cm)">
          <text:p text:style-name="P5"><text:span text:style-name="T2">o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4" draw:text-style-name="P3" draw:layer="layout" svg:width="7.707cm" svg:height="7.707cm" draw:transform="rotate (-2.54329378600614) translate (14.45cm 8.24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3054303 19662822 207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17;p14" draw:style-name="gr3" draw:text-style-name="P4" draw:layer="layout" svg:width="7.707cm" svg:height="7.707cm" draw:transform="rotate (-3.14159265358979) translate (19.091cm 11.08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20902040 2077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18;p14" draw:style-name="gr3" draw:text-style-name="P4" draw:layer="layout" svg:width="7.707cm" svg:height="7.707cm" draw:transform="rotate (2.60246044764874) translate (16.486cm 12.26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8648275 19703271 2085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g draw:name="Google Shape;119;p14">
          <draw:custom-shape draw:name="Google Shape;120;p14" draw:style-name="gr8" draw:text-style-name="P1" draw:layer="layout" svg:width="1.606cm" svg:height="1.607cm" draw:transform="rotate (1.64514735292986) translate (16.659cm 10.262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21;p14" draw:style-name="gr1" draw:text-style-name="P1" draw:layer="layout" svg:width="1.606cm" svg:height="1.607cm" draw:transform="rotate (-1.48510066052197) translate (18.134cm 8.532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122;p14" draw:style-name="gr1" draw:text-style-name="P1" draw:layer="layout" svg:width="7.707cm" svg:height="7.682cm" draw:transform="skewX (3.14526749395861E-017) rotate (-2.86617969762509) translate (19.986cm 9.866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3047307 14379512 2067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23;p14" draw:style-name="gr10" draw:text-style-name="P8" draw:layer="layout" svg:width="0.001cm" svg:height="0.998cm" svg:x="16.78cm" svg:y="10.6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14" draw:style-name="gr11" draw:text-style-name="P6" draw:layer="layout" svg:width="2.298cm" svg:height="0.867cm" svg:x="15.635cm" svg:y="11.693cm">
          <text:p text:style-name="P2"><text:span text:style-name="T3">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4" draw:style-name="gr11" draw:text-style-name="P6" draw:layer="layout" svg:width="1.491cm" svg:height="0.867cm" svg:x="9.496cm" svg:y="1.744cm">
          <text:p text:style-name="P2"><text:span text:style-name="T3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4" draw:style-name="gr11" draw:text-style-name="P6" draw:layer="layout" svg:width="2.06cm" svg:height="0.867cm" svg:x="5.051cm" svg:y="3.226cm">
          <text:p text:style-name="P2"><text:span text:style-name="T3">Cre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4" draw:style-name="gr12" draw:text-style-name="P8" draw:layer="layout" svg:width="0.001cm" svg:height="0.998cm" draw:transform="rotate (-3.14159265358979) translate (5.985cm 5.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14" draw:style-name="gr12" draw:text-style-name="P8" draw:layer="layout" svg:width="0.001cm" svg:height="0.998cm" svg:x="6.408cm" svg:y="10.0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14" draw:style-name="gr12" draw:text-style-name="P8" draw:layer="layout" svg:width="0.001cm" svg:height="0.998cm" svg:x="11.488cm" svg:y="10.2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4" draw:style-name="gr11" draw:text-style-name="P6" draw:layer="layout" svg:width="2.06cm" svg:height="0.867cm" svg:x="5.686cm" svg:y="11.269cm">
          <text:p text:style-name="P2"><text:span text:style-name="T3">Ver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4" draw:style-name="gr11" draw:text-style-name="P6" draw:layer="layout" svg:width="2.483cm" svg:height="0.867cm" svg:x="10.343cm" svg:y="11.481cm">
          <text:p text:style-name="P2"><text:span text:style-name="T3">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4" draw:style-name="gr13" draw:text-style-name="P8" draw:layer="layout" svg:width="0.001cm" svg:height="0.998cm" draw:transform="rotate (-3.14159265358979) translate (15.086cm 3.4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14" draw:style-name="gr13" draw:text-style-name="P8" draw:layer="layout" svg:width="0.001cm" svg:height="0.998cm" draw:transform="rotate (-3.14159265358979) translate (18.685cm 5.5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4" draw:style-name="gr11" draw:text-style-name="P6" draw:layer="layout" svg:width="2.298cm" svg:height="0.867cm" svg:x="14.153cm" svg:y="1.533cm">
          <text:p text:style-name="P2"><text:span text:style-name="T3">Rele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4" draw:style-name="gr11" draw:text-style-name="P6" draw:layer="layout" svg:width="2.712cm" svg:height="0.867cm" svg:x="17.54cm" svg:y="3.438cm">
          <text:p text:style-name="P2"><text:span text:style-name="T3">Config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882b703ca8_0_1906:notes" draw:style-name="gr9" draw:layer="layout" svg:width="16.932cm" svg:height="9.524cm" svg:x="1.059cm" svg:y="1.905cm" draw:page-number="2" presentation:class="page"/>
          <draw:frame draw:name="Google Shape;87;g882b703ca8_0_1906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140;p15" draw:style-name="gr1" draw:text-style-name="P1" draw:layer="layout" svg:width="7.706cm" svg:height="7.706cm" draw:transform="rotate (1.0471975511966) translate (9.893cm 8.7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6168800 19963119 207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41;p15" draw:style-name="gr2" draw:text-style-name="P3" draw:layer="layout" svg:width="7.707cm" svg:height="7.707cm" draw:transform="rotate (0.482932604026831) translate (10.034cm 5.665cm)">
          <text:p text:style-name="P2"><text:span text:style-name="T1"><text:s/></text:span></text:p>
          <draw:enhanced-geometry draw:mirror-horizontal="false" draw:mirror-vertical="false" draw:text-areas="?f60 ?f68 ?f44 ?f52" svg:viewBox="0 0 0 0" draw:type="ooxml-blockArc" draw:modifiers="12740406 14718824 19862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g draw:name="Google Shape;142;p15">
          <draw:custom-shape draw:name="Google Shape;143;p15" draw:style-name="gr3" draw:text-style-name="P4" draw:layer="layout" svg:width="7.706cm" svg:height="7.706cm" draw:transform="rotate (-1.0471975511966) translate (10.472cm 2.025cm)">
            <text:p text:style-name="P2"><text:span text:style-name="T1"/></text:p>
            <draw:enhanced-geometry draw:mirror-horizontal="false" draw:mirror-vertical="false" draw:text-areas="?f60 ?f68 ?f44 ?f52" svg:viewBox="0 0 0 0" draw:type="ooxml-blockArc" draw:modifiers="12622480 19781569 207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Google Shape;144;p15" draw:style-name="gr1" draw:text-style-name="P1" draw:layer="layout" svg:width="7.706cm" svg:height="7.707cm" draw:transform="rotate (-3.14159265358979) translate (12.952cm 11.083cm)">
            <text:p text:style-name="P2"><text:span text:style-name="T1"/></text:p>
            <draw:enhanced-geometry draw:mirror-horizontal="false" draw:mirror-vertical="false" draw:text-areas="?f60 ?f68 ?f44 ?f52" svg:viewBox="0 0 0 0" draw:type="ooxml-blockArc" draw:modifiers="12622480 19662822 20729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Google Shape;145;p15" draw:style-name="gr4" draw:text-style-name="P3" draw:layer="layout" svg:width="7.706cm" svg:height="7.706cm" draw:transform="rotate (1.0471975511966) translate (3.865cm 8.699cm)">
            <text:p text:style-name="P2"><text:span text:style-name="T1"/></text:p>
            <draw:enhanced-geometry draw:mirror-horizontal="false" draw:mirror-vertical="false" draw:text-areas="?f60 ?f68 ?f44 ?f52" svg:viewBox="0 0 0 0" draw:type="ooxml-blockArc" draw:modifiers="12622480 19703271 20851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g draw:name="Google Shape;146;p15">
            <draw:custom-shape draw:name="Google Shape;147;p15" draw:style-name="gr5" draw:text-style-name="P3" draw:layer="layout" svg:width="1.606cm" svg:height="1.607cm" draw:transform="rotate (2.08305046225523) translate (6.178cm 9.905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  <draw:custom-shape draw:name="Google Shape;148;p15" draw:style-name="gr4" draw:text-style-name="P3" draw:layer="layout" svg:width="1.606cm" svg:height="1.607cm" draw:transform="rotate (-1.0471975511966) translate (6.78cm 7.712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</draw:g>
          <draw:g draw:name="Google Shape;149;p15">
            <draw:custom-shape draw:name="Google Shape;150;p15" draw:style-name="gr6" draw:text-style-name="P4" draw:layer="layout" svg:width="1.606cm" svg:height="1.607cm" draw:transform="rotate (-0.0113446401379627) translate (8.265cm 3.423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  <draw:custom-shape draw:name="Google Shape;151;p15" draw:style-name="gr3" draw:text-style-name="P4" draw:layer="layout" svg:width="1.606cm" svg:height="1.607cm" draw:transform="rotate (-3.14159265358979) translate (9.862cm 5.041cm)">
              <text:p text:style-name="P2"><text:span text:style-name="T1"/></text:p>
  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</draw:g>
          <draw:custom-shape draw:name="Google Shape;152;p15" draw:style-name="gr1" draw:text-style-name="P1" draw:layer="layout" svg:width="1.606cm" svg:height="1.607cm" draw:transform="rotate (0.321838714067754) translate (10.725cm 8.24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53;p15" draw:style-name="gr7" draw:text-style-name="P6" draw:layer="layout" svg:width="1.413cm" svg:height="0.741cm" svg:x="8.442cm" svg:y="3.632cm">
            <text:p text:style-name="P5"><text:span text:style-name="T2">03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4;p15">
          <draw:custom-shape draw:name="Google Shape;155;p15" draw:style-name="gr5" draw:text-style-name="P3" draw:layer="layout" svg:width="1.606cm" svg:height="1.607cm" draw:transform="rotate (-0.796742803535411) translate (12.713cm 4.324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56;p15" draw:style-name="gr4" draw:text-style-name="P3" draw:layer="layout" svg:width="1.606cm" svg:height="1.607cm" draw:transform="rotate (2.35619449019234) translate (12.7cm 6.598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157;p15" draw:style-name="gr10" draw:text-style-name="P8" draw:layer="layout" svg:width="0.001cm" svg:height="0.998cm" draw:transform="rotate (-3.14159265358979) translate (10.218cm 3.6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15" draw:style-name="gr4" draw:text-style-name="P3" draw:layer="layout" svg:width="7.707cm" svg:height="7.707cm" draw:transform="rotate (-3.14159265358979) translate (12.952cm 11.08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19662822 207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59;p15" draw:style-name="gr4" draw:text-style-name="P3" draw:layer="layout" svg:width="7.706cm" svg:height="7.706cm" draw:transform="rotate (1.0471975511966) translate (3.865cm 8.699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3176238 19703271 2085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g draw:name="Google Shape;160;p15">
          <draw:custom-shape draw:name="Google Shape;161;p15" draw:style-name="gr6" draw:text-style-name="P4" draw:layer="layout" svg:width="1.606cm" svg:height="1.607cm" draw:transform="rotate (-0.0113446401379627) translate (8.265cm 3.423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62;p15" draw:style-name="gr3" draw:text-style-name="P4" draw:layer="layout" svg:width="1.606cm" svg:height="1.607cm" draw:transform="rotate (-3.14159265358979) translate (9.862cm 5.041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163;p15" draw:style-name="gr7" draw:text-style-name="P6" draw:layer="layout" svg:width="1.335cm" svg:height="1.217cm" svg:x="5.438cm" svg:y="6.543cm">
          <text:p text:style-name="P5"><text:span text:style-name="T2">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5" draw:style-name="gr1" draw:text-style-name="P1" draw:layer="layout" svg:width="7.706cm" svg:height="7.706cm" draw:transform="rotate (-1.0471975511966) translate (16.61cm 2.025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20517702 20978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5;p15" draw:style-name="gr3" draw:text-style-name="P4" draw:layer="layout" svg:width="7.706cm" svg:height="7.706cm" draw:transform="rotate (-1.0471975511966) translate (10.472cm 2.025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18228676 2064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6;p15" draw:style-name="gr4" draw:text-style-name="P3" draw:layer="layout" svg:width="7.707cm" svg:height="7.707cm" draw:transform="rotate (-2.54329378600614) translate (14.45cm 8.24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3054303 19662822 207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7;p15" draw:style-name="gr3" draw:text-style-name="P4" draw:layer="layout" svg:width="7.707cm" svg:height="7.707cm" draw:transform="rotate (-3.14159265358979) translate (19.091cm 11.08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2622480 20902040 2077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8;p15" draw:style-name="gr3" draw:text-style-name="P4" draw:layer="layout" svg:width="7.707cm" svg:height="7.707cm" draw:transform="rotate (2.60246044764874) translate (16.486cm 12.263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8648275 19703271 2085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g draw:name="Google Shape;169;p15">
          <draw:custom-shape draw:name="Google Shape;170;p15" draw:style-name="gr8" draw:text-style-name="P1" draw:layer="layout" svg:width="1.606cm" svg:height="1.607cm" draw:transform="rotate (1.64514735292986) translate (16.659cm 10.262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71;p15" draw:style-name="gr1" draw:text-style-name="P1" draw:layer="layout" svg:width="1.606cm" svg:height="1.607cm" draw:transform="rotate (-1.48510066052197) translate (18.134cm 8.532cm)">
            <text:p text:style-name="P2"><text:span text:style-name="T1"/></text:p>
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172;p15" draw:style-name="gr1" draw:text-style-name="P1" draw:layer="layout" svg:width="7.707cm" svg:height="7.682cm" draw:transform="skewX (3.14526749395861E-017) rotate (-2.86617969762509) translate (19.986cm 9.866cm)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3047307 14379512 2067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73;p15" draw:style-name="gr10" draw:text-style-name="P8" draw:layer="layout" svg:width="0.001cm" svg:height="0.998cm" svg:x="16.78cm" svg:y="10.6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15" draw:style-name="gr11" draw:text-style-name="P6" draw:layer="layout" svg:width="2.298cm" svg:height="0.867cm" svg:x="15.635cm" svg:y="11.693cm">
          <text:p text:style-name="P2"><text:span text:style-name="T3">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5" draw:style-name="gr11" draw:text-style-name="P6" draw:layer="layout" svg:width="1.491cm" svg:height="0.867cm" svg:x="9.496cm" svg:y="1.744cm">
          <text:p text:style-name="P2"><text:span text:style-name="T3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5" draw:style-name="gr11" draw:text-style-name="P6" draw:layer="layout" svg:width="2.06cm" svg:height="0.867cm" svg:x="5.051cm" svg:y="3.226cm">
          <text:p text:style-name="P2"><text:span text:style-name="T3">Cre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5" draw:style-name="gr12" draw:text-style-name="P8" draw:layer="layout" svg:width="0.001cm" svg:height="0.998cm" draw:transform="rotate (-3.14159265358979) translate (5.985cm 5.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15" draw:style-name="gr12" draw:text-style-name="P8" draw:layer="layout" svg:width="0.001cm" svg:height="0.998cm" svg:x="6.408cm" svg:y="10.0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15" draw:style-name="gr12" draw:text-style-name="P8" draw:layer="layout" svg:width="0.001cm" svg:height="0.998cm" svg:x="11.488cm" svg:y="10.2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15" draw:style-name="gr11" draw:text-style-name="P6" draw:layer="layout" svg:width="2.06cm" svg:height="0.867cm" svg:x="5.686cm" svg:y="11.269cm">
          <text:p text:style-name="P2"><text:span text:style-name="T3">Ver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5" draw:style-name="gr11" draw:text-style-name="P6" draw:layer="layout" svg:width="2.483cm" svg:height="0.867cm" svg:x="10.343cm" svg:y="11.481cm">
          <text:p text:style-name="P2"><text:span text:style-name="T3">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5" draw:style-name="gr13" draw:text-style-name="P8" draw:layer="layout" svg:width="0.001cm" svg:height="0.998cm" draw:transform="rotate (-3.14159265358979) translate (15.086cm 3.4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15" draw:style-name="gr13" draw:text-style-name="P8" draw:layer="layout" svg:width="0.001cm" svg:height="1.467cm" draw:transform="rotate (-3.14159265358979) translate (18.676cm 5.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15" draw:style-name="gr11" draw:text-style-name="P6" draw:layer="layout" svg:width="2.298cm" svg:height="0.867cm" svg:x="14.153cm" svg:y="1.533cm">
          <text:p text:style-name="P2"><text:span text:style-name="T3">Rele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5" draw:style-name="gr11" draw:text-style-name="P6" draw:layer="layout" svg:width="2.712cm" svg:height="0.867cm" svg:x="17.54cm" svg:y="3.438cm">
          <text:p text:style-name="P2"><text:span text:style-name="T3">Config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5" draw:style-name="gr7" draw:text-style-name="P6" draw:layer="layout" svg:width="1.491cm" svg:height="1.217cm" svg:x="11.364cm" svg:y="6.543cm">
          <text:p text:style-name="P5"><text:span text:style-name="T2">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5" draw:style-name="gr7" draw:text-style-name="P6" draw:layer="layout" svg:width="1.798cm" svg:height="1.217cm" svg:x="17.291cm" svg:y="6.543cm">
          <text:p text:style-name="P5"><text:span text:style-name="T2">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5" draw:style-name="gr11" draw:text-style-name="P6" draw:layer="layout" svg:width="1.991cm" svg:height="0.867cm" svg:x="8.351cm" svg:y="6.854cm">
          <text:p text:style-name="P2"><text:span text:style-name="T3">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5" draw:style-name="gr11" draw:text-style-name="P6" draw:layer="layout" svg:width="2.06cm" svg:height="0.867cm" svg:x="14.169cm" svg:y="6.855cm">
          <text:p text:style-name="P2"><text:span text:style-name="T3">Ope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882b703ca8_0_1844:notes" draw:style-name="gr9" draw:layer="layout" svg:width="16.932cm" svg:height="9.524cm" svg:x="1.059cm" svg:y="1.905cm" draw:page-number="3" presentation:class="page"/>
          <draw:frame draw:name="Google Shape;138;g882b703ca8_0_1844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194;p16" draw:style-name="gr14" draw:text-style-name="P6" draw:layer="layout" svg:width="5.999cm" svg:height="5.999cm" svg:x="4.881cm" svg:y="0.4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6" draw:style-name="gr15" draw:text-style-name="P8" draw:layer="layout" svg:width="6.412cm" svg:height="0.012cm" svg:x="4.881cm" svg:y="12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16" draw:style-name="gr16" draw:text-style-name="P9" draw:layer="layout" svg:width="5.999cm" svg:height="5.999cm" svg:x="10.881cm" svg:y="0.4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6" draw:style-name="gr16" draw:text-style-name="P9" draw:layer="layout" svg:width="5.999cm" svg:height="5.999cm" svg:x="4.881cm" svg:y="6.4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6" draw:style-name="gr14" draw:text-style-name="P6" draw:layer="layout" svg:width="5.999cm" svg:height="5.999cm" svg:x="10.881cm" svg:y="6.4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6" draw:style-name="gr7" draw:text-style-name="P6" draw:layer="layout" svg:width="5.842cm" svg:height="0.927cm" svg:x="4.748cm" svg:y="12.607cm">
          <text:p text:style-name="P2"><text:span text:style-name="T4">degree of auto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6" draw:style-name="gr15" draw:text-style-name="P8" draw:layer="layout" svg:width="0.018cm" svg:height="6.307cm" draw:transform="rotate (-3.14159265358979) translate (4.505cm 12.4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16" draw:style-name="gr7" draw:text-style-name="P6" draw:layer="layout" svg:width="5.842cm" svg:height="0.927cm" draw:transform="rotate (1.5707963267949) translate (3.395cm 12.651cm)">
          <text:p text:style-name="P2"><text:span text:style-name="T4">level of spec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16" draw:style-name="gr17" draw:text-style-name="P3" draw:layer="layout" svg:width="0.299cm" svg:height="0.299cm" svg:x="3.006cm" svg:y="2.1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91;g80b43f4a4c_0_0:notes" draw:style-name="gr9" draw:layer="layout" svg:width="16.932cm" svg:height="9.524cm" svg:x="1.059cm" svg:y="1.905cm" draw:page-number="4" presentation:class="page"/>
          <draw:frame draw:name="Google Shape;192;g80b43f4a4c_0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207;p17" draw:style-name="gr14" draw:text-style-name="P6" draw:layer="layout" svg:width="5.999cm" svg:height="5.999cm" svg:x="4.881cm" svg:y="0.4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7" draw:style-name="gr15" draw:text-style-name="P8" draw:layer="layout" svg:width="6.412cm" svg:height="0.012cm" svg:x="4.881cm" svg:y="12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;p17" draw:style-name="gr16" draw:text-style-name="P9" draw:layer="layout" svg:width="5.999cm" svg:height="5.999cm" svg:x="10.881cm" svg:y="0.4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7" draw:style-name="gr16" draw:text-style-name="P9" draw:layer="layout" svg:width="5.999cm" svg:height="5.999cm" svg:x="4.881cm" svg:y="6.4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7" draw:style-name="gr14" draw:text-style-name="P6" draw:layer="layout" svg:width="5.999cm" svg:height="5.999cm" svg:x="10.881cm" svg:y="6.4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7" draw:style-name="gr7" draw:text-style-name="P6" draw:layer="layout" svg:width="5.842cm" svg:height="0.927cm" svg:x="4.748cm" svg:y="12.607cm">
          <text:p text:style-name="P2"><text:span text:style-name="T4">degree of auto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7" draw:style-name="gr15" draw:text-style-name="P8" draw:layer="layout" svg:width="0.018cm" svg:height="6.307cm" draw:transform="rotate (-3.14159265358979) translate (4.505cm 12.4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17" draw:style-name="gr7" draw:text-style-name="P6" draw:layer="layout" svg:width="5.842cm" svg:height="0.927cm" draw:transform="rotate (1.5707963267949) translate (3.395cm 12.651cm)">
          <text:p text:style-name="P2"><text:span text:style-name="T4">level of spec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7" draw:style-name="gr17" draw:text-style-name="P3" draw:layer="layout" svg:width="0.299cm" svg:height="0.299cm" svg:x="5.97cm" svg:y="11.0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17" draw:style-name="gr7" draw:text-style-name="P6" draw:layer="layout" svg:width="1.815cm" svg:height="0.719cm" svg:x="5.212cm" svg:y="10.36cm">
          <text:p text:style-name="P2"><text:span text:style-name="T5">Dev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7" draw:style-name="gr7" draw:text-style-name="P6" draw:layer="layout" svg:width="2.51cm" svg:height="0.719cm" svg:x="5.212cm" svg:y="6.905cm">
          <text:p text:style-name="P2"><text:span text:style-name="T5">BizDev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7" draw:style-name="gr17" draw:text-style-name="P3" draw:layer="layout" svg:width="0.299cm" svg:height="0.299cm" svg:x="5.758cm" svg:y="7.6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9;p17" draw:style-name="gr7" draw:text-style-name="P6" draw:layer="layout" svg:width="2.358cm" svg:height="0.719cm" svg:x="7.752cm" svg:y="9.302cm">
          <text:p text:style-name="P2"><text:span text:style-name="T5">DevSec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17" draw:style-name="gr17" draw:text-style-name="P3" draw:layer="layout" svg:width="0.299cm" svg:height="0.299cm" svg:x="8.51cm" svg:y="10.02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17" draw:style-name="gr7" draw:text-style-name="P6" draw:layer="layout" svg:width="2.358cm" svg:height="0.719cm" svg:x="9.868cm" svg:y="6.55cm">
          <text:p text:style-name="P2"><text:span text:style-name="T5">Data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17" draw:style-name="gr17" draw:text-style-name="P3" draw:layer="layout" svg:width="0.299cm" svg:height="0.299cm" svg:x="10.626cm" svg:y="7.2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3;p17" draw:style-name="gr17" draw:text-style-name="P3" draw:layer="layout" svg:width="0.299cm" svg:height="0.299cm" svg:x="15.706cm" svg:y="8.32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4;p17" draw:style-name="gr7" draw:text-style-name="P6" draw:layer="layout" svg:width="2.358cm" svg:height="0.719cm" svg:x="15.16cm" svg:y="7.609cm">
          <text:p text:style-name="P2"><text:span text:style-name="T5">No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7" draw:style-name="gr7" draw:text-style-name="P6" draw:layer="layout" svg:width="2.358cm" svg:height="0.719cm" svg:x="13.043cm" svg:y="4.857cm">
          <text:p text:style-name="P2"><text:span text:style-name="T5">AI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17" draw:style-name="gr17" draw:text-style-name="P3" draw:layer="layout" svg:width="0.299cm" svg:height="0.299cm" svg:x="13.59cm" svg:y="5.57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7;p17" draw:style-name="gr17" draw:text-style-name="P3" draw:layer="layout" svg:width="0.299cm" svg:height="0.299cm" svg:x="9.991cm" svg:y="4.3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8;p17" draw:style-name="gr7" draw:text-style-name="P6" draw:layer="layout" svg:width="2.358cm" svg:height="0.719cm" svg:x="9.233cm" svg:y="3.587cm">
          <text:p text:style-name="P2"><text:span text:style-name="T5">Arch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17" draw:style-name="gr7" draw:text-style-name="P6" draw:layer="layout" svg:width="2.358cm" svg:height="0.719cm" svg:x="9.233cm" svg:y="0.624cm">
          <text:p text:style-name="P2"><text:span text:style-name="T5">Test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17" draw:style-name="gr17" draw:text-style-name="P3" draw:layer="layout" svg:width="0.299cm" svg:height="0.299cm" svg:x="9.78cm" svg:y="1.34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17" draw:style-name="gr17" draw:text-style-name="P3" draw:layer="layout" svg:width="0.299cm" svg:height="0.299cm" svg:x="6.181cm" svg:y="2.40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2;p17" draw:style-name="gr7" draw:text-style-name="P6" draw:layer="layout" svg:width="2.358cm" svg:height="0.719cm" svg:x="5.604cm" svg:y="1.672cm">
          <text:p text:style-name="P2"><text:span text:style-name="T5">Win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80b43f4a4c_0_1733:notes" draw:style-name="gr9" draw:layer="layout" svg:width="16.932cm" svg:height="9.524cm" svg:x="1.059cm" svg:y="1.905cm" draw:page-number="5" presentation:class="page"/>
          <draw:frame draw:name="Google Shape;205;g80b43f4a4c_0_1733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g draw:name="Google Shape;237;p18">
          <draw:custom-shape draw:name="Google Shape;238;p18" draw:style-name="gr7" draw:text-style-name="P6" draw:layer="layout" svg:width="1.733cm" svg:height="0.669cm" svg:x="4.469cm" svg:y="1.197cm">
            <text:p text:style-name="P10"><text:span text:style-name="T6">Step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9;p18" draw:style-name="gr18" draw:text-style-name="P8" draw:layer="layout" svg:width="1.995cm" svg:height="2.06cm" svg:x="6.069cm" svg:y="1.5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0;p18" draw:style-name="gr19" draw:text-style-name="P1" draw:layer="layout" svg:width="5.096cm" svg:height="0.397cm" svg:x="3.021cm" svg:y="3.232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41;p18" draw:style-name="gr3" draw:text-style-name="P4" draw:layer="layout" svg:width="5.096cm" svg:height="0.397cm" svg:x="3.021cm" svg:y="3.66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42;p18">
          <draw:custom-shape draw:name="Google Shape;243;p18" draw:style-name="gr7" draw:text-style-name="P6" draw:layer="layout" svg:width="1.733cm" svg:height="0.669cm" svg:x="9.216cm" svg:y="1.197cm">
            <text:p text:style-name="P11"><text:span text:style-name="T6">Step 2</text:span></text:p>
            <text:p text:style-name="P12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4;p18" draw:style-name="gr18" draw:text-style-name="P8" draw:layer="layout" svg:width="1.995cm" svg:height="2.06cm" svg:x="10.816cm" svg:y="1.5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5;p18" draw:style-name="gr19" draw:text-style-name="P1" draw:layer="layout" svg:width="5.096cm" svg:height="0.397cm" svg:x="7.768cm" svg:y="3.232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46;p18" draw:style-name="gr3" draw:text-style-name="P4" draw:layer="layout" svg:width="5.096cm" svg:height="0.397cm" svg:x="7.768cm" svg:y="3.66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47;p18">
          <draw:custom-shape draw:name="Google Shape;248;p18" draw:style-name="gr18" draw:text-style-name="P8" draw:layer="layout" svg:width="1.995cm" svg:height="2.06cm" svg:x="6.069cm" svg:y="1.5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9;p18" draw:style-name="gr19" draw:text-style-name="P1" draw:layer="layout" svg:width="5.096cm" svg:height="0.397cm" svg:x="3.021cm" svg:y="3.232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50;p18" draw:style-name="gr3" draw:text-style-name="P4" draw:layer="layout" svg:width="5.096cm" svg:height="0.397cm" svg:x="3.021cm" svg:y="3.66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51;p18">
          <draw:custom-shape draw:name="Google Shape;252;p18" draw:style-name="gr18" draw:text-style-name="P8" draw:layer="layout" svg:width="1.995cm" svg:height="2.06cm" svg:x="10.816cm" svg:y="1.5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3;p18" draw:style-name="gr19" draw:text-style-name="P1" draw:layer="layout" svg:width="5.096cm" svg:height="0.397cm" svg:x="7.768cm" svg:y="3.232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54;p18" draw:style-name="gr3" draw:text-style-name="P4" draw:layer="layout" svg:width="5.096cm" svg:height="0.397cm" svg:x="7.768cm" svg:y="3.66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55;p18">
          <draw:custom-shape draw:name="Google Shape;256;p18" draw:style-name="gr7" draw:text-style-name="P6" draw:layer="layout" svg:width="6.59cm" svg:height="0.669cm" svg:x="14.867cm" svg:y="6.533cm">
            <text:p text:style-name="P10"><text:span text:style-name="T6">GitOps pipel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7;p18" draw:style-name="gr18" draw:text-style-name="P8" draw:layer="layout" svg:width="0.908cm" svg:height="1.089cm" svg:x="21.28cm" svg:y="6.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8;p18" draw:style-name="gr19" draw:text-style-name="P1" draw:layer="layout" svg:width="19.369cm" svg:height="0.397cm" svg:x="3.019cm" svg:y="7.677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59;p18" draw:style-name="gr3" draw:text-style-name="P4" draw:layer="layout" svg:width="19.369cm" svg:height="0.397cm" svg:x="3.022cm" svg:y="8.105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custom-shape draw:name="Google Shape;260;p18" draw:style-name="gr20" draw:text-style-name="P13" draw:layer="layout" svg:width="0.65cm" svg:height="0.304cm" draw:transform="rotate (-1.5707963267949) translate (3.134cm 3.315cm)">
          <text:p text:style-name="P2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61;p18" draw:style-name="gr21" draw:text-style-name="P13" draw:layer="layout" svg:width="0.67cm" svg:height="0.65cm" svg:x="2.158cm" svg:y="3.315cm">
          <text:p text:style-name="P5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18" draw:style-name="gr20" draw:text-style-name="P13" draw:layer="layout" svg:width="0.65cm" svg:height="0.304cm" draw:transform="rotate (-1.5707963267949) translate (3.134cm 7.76cm)">
          <text:p text:style-name="P2"><text:span text:style-name="T1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63;p18" draw:style-name="gr21" draw:text-style-name="P13" draw:layer="layout" svg:width="0.67cm" svg:height="0.65cm" svg:x="2.158cm" svg:y="7.76cm">
          <text:p text:style-name="P5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64;p18">
          <draw:custom-shape draw:name="Google Shape;265;p18" draw:style-name="gr22" draw:text-style-name="P14" draw:layer="layout" svg:width="5.096cm" svg:height="0.397cm" svg:x="12.523cm" svg:y="4.22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66;p18" draw:style-name="gr23" draw:text-style-name="P15" draw:layer="layout" svg:width="5.096cm" svg:height="0.397cm" svg:x="12.523cm" svg:y="4.647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67;p18">
          <draw:custom-shape draw:name="Google Shape;268;p18" draw:style-name="gr22" draw:text-style-name="P14" draw:layer="layout" svg:width="5.096cm" svg:height="0.397cm" svg:x="17.282cm" svg:y="4.22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69;p18" draw:style-name="gr23" draw:text-style-name="P15" draw:layer="layout" svg:width="5.096cm" svg:height="0.397cm" svg:x="17.282cm" svg:y="4.647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70;p18">
          <draw:custom-shape draw:name="Google Shape;271;p18" draw:style-name="gr7" draw:text-style-name="P6" draw:layer="layout" svg:width="1.733cm" svg:height="0.669cm" svg:x="13.971cm" svg:y="1.195cm">
            <text:p text:style-name="P11"><text:span text:style-name="T6">Step 3</text:span></text:p>
            <text:p text:style-name="P12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2;p18" draw:style-name="gr24" draw:text-style-name="P8" draw:layer="layout" svg:width="1.995cm" svg:height="2.06cm" svg:x="15.571cm" svg:y="1.5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3;p18" draw:style-name="gr25" draw:text-style-name="P16" draw:layer="layout" svg:width="5.096cm" svg:height="0.397cm" svg:x="12.523cm" svg:y="3.23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74;p18" draw:style-name="gr26" draw:text-style-name="P17" draw:layer="layout" svg:width="5.096cm" svg:height="0.397cm" svg:x="12.523cm" svg:y="3.658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75;p18">
          <draw:custom-shape draw:name="Google Shape;276;p18" draw:style-name="gr27" draw:text-style-name="P18" draw:layer="layout" svg:width="5.096cm" svg:height="0.397cm" svg:x="12.523cm" svg:y="5.209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77;p18" draw:style-name="gr28" draw:text-style-name="P19" draw:layer="layout" svg:width="5.096cm" svg:height="0.397cm" svg:x="12.523cm" svg:y="5.636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78;p18">
          <draw:custom-shape draw:name="Google Shape;279;p18" draw:style-name="gr7" draw:text-style-name="P6" draw:layer="layout" svg:width="1.733cm" svg:height="0.669cm" svg:x="18.73cm" svg:y="1.195cm">
            <text:p text:style-name="P11"><text:span text:style-name="T6">Step 4</text:span></text:p>
            <text:p text:style-name="P12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;p18" draw:style-name="gr24" draw:text-style-name="P8" draw:layer="layout" svg:width="1.995cm" svg:height="2.06cm" svg:x="20.33cm" svg:y="1.5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1;p18" draw:style-name="gr25" draw:text-style-name="P16" draw:layer="layout" svg:width="5.096cm" svg:height="0.397cm" svg:x="17.282cm" svg:y="3.23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82;p18" draw:style-name="gr26" draw:text-style-name="P17" draw:layer="layout" svg:width="5.096cm" svg:height="0.397cm" svg:x="17.282cm" svg:y="3.658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283;p18">
          <draw:custom-shape draw:name="Google Shape;284;p18" draw:style-name="gr27" draw:text-style-name="P18" draw:layer="layout" svg:width="5.096cm" svg:height="0.397cm" svg:x="17.282cm" svg:y="5.209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85;p18" draw:style-name="gr28" draw:text-style-name="P19" draw:layer="layout" svg:width="5.096cm" svg:height="0.397cm" svg:x="17.282cm" svg:y="5.636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name="Google Shape;234;g80b43f4a4c_0_5:notes" draw:style-name="gr9" draw:layer="layout" svg:width="16.932cm" svg:height="9.524cm" svg:x="1.059cm" svg:y="1.905cm" draw:page-number="6" presentation:class="page"/>
          <draw:frame draw:name="Google Shape;235;g80b43f4a4c_0_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g draw:name="Google Shape;290;p19">
          <draw:custom-shape draw:name="Google Shape;291;p19" draw:style-name="gr7" draw:text-style-name="P6" draw:layer="layout" svg:width="6.59cm" svg:height="0.669cm" svg:x="13.832cm" svg:y="7.092cm">
            <text:p text:style-name="P10"><text:span text:style-name="T10">GitOps pipel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2;p19" draw:style-name="gr19" draw:text-style-name="P1" draw:layer="layout" svg:width="19.369cm" svg:height="0.397cm" svg:x="3.019cm" svg:y="9.159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293;p19" draw:style-name="gr3" draw:text-style-name="P4" draw:layer="layout" svg:width="19.369cm" svg:height="0.397cm" svg:x="3.022cm" svg:y="9.586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custom-shape draw:name="Google Shape;294;p19" draw:style-name="gr20" draw:text-style-name="P13" draw:layer="layout" svg:width="0.65cm" svg:height="0.304cm" draw:transform="rotate (-1.5707963267949) translate (3.134cm 3.315cm)">
          <text:p text:style-name="P2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95;p19" draw:style-name="gr21" draw:text-style-name="P13" draw:layer="layout" svg:width="0.67cm" svg:height="0.65cm" svg:x="2.158cm" svg:y="3.315cm">
          <text:p text:style-name="P5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19" draw:style-name="gr20" draw:text-style-name="P13" draw:layer="layout" svg:width="0.65cm" svg:height="0.304cm" draw:transform="rotate (-1.5707963267949) translate (3.134cm 9.242cm)">
          <text:p text:style-name="P2"><text:span text:style-name="T1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97;p19" draw:style-name="gr21" draw:text-style-name="P13" draw:layer="layout" svg:width="0.67cm" svg:height="0.65cm" svg:x="2.158cm" svg:y="9.242cm">
          <text:p text:style-name="P5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8;p19">
          <draw:custom-shape draw:name="Google Shape;299;p19" draw:style-name="gr22" draw:text-style-name="P14" draw:layer="layout" svg:width="5.096cm" svg:height="0.397cm" svg:x="12.523cm" svg:y="5.49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00;p19" draw:style-name="gr23" draw:text-style-name="P15" draw:layer="layout" svg:width="5.096cm" svg:height="0.397cm" svg:x="12.523cm" svg:y="5.917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01;p19">
          <draw:custom-shape draw:name="Google Shape;302;p19" draw:style-name="gr22" draw:text-style-name="P14" draw:layer="layout" svg:width="5.096cm" svg:height="0.397cm" svg:x="17.282cm" svg:y="5.49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03;p19" draw:style-name="gr23" draw:text-style-name="P15" draw:layer="layout" svg:width="5.096cm" svg:height="0.397cm" svg:x="17.282cm" svg:y="5.917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04;p19">
          <draw:custom-shape draw:name="Google Shape;305;p19" draw:style-name="gr7" draw:text-style-name="P6" draw:layer="layout" svg:width="2.849cm" svg:height="0.669cm" svg:x="12.855cm" svg:y="1.195cm">
            <text:p text:style-name="P11"><text:span text:style-name="T10">Step 3</text:span></text:p>
            <text:p text:style-name="P12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6;p19" draw:style-name="gr24" draw:text-style-name="P8" draw:layer="layout" svg:width="1.995cm" svg:height="2.06cm" svg:x="15.571cm" svg:y="1.5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7;p19" draw:style-name="gr25" draw:text-style-name="P16" draw:layer="layout" svg:width="5.096cm" svg:height="0.397cm" svg:x="12.523cm" svg:y="3.23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08;p19" draw:style-name="gr26" draw:text-style-name="P17" draw:layer="layout" svg:width="5.096cm" svg:height="0.397cm" svg:x="12.523cm" svg:y="3.658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09;p19">
          <draw:custom-shape draw:name="Google Shape;310;p19" draw:style-name="gr7" draw:text-style-name="P6" draw:layer="layout" svg:width="2.992cm" svg:height="0.669cm" svg:x="17.471cm" svg:y="1.195cm">
            <text:p text:style-name="P11"><text:span text:style-name="T10">Step 4</text:span></text:p>
            <text:p text:style-name="P12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1;p19" draw:style-name="gr24" draw:text-style-name="P8" draw:layer="layout" svg:width="1.995cm" svg:height="2.06cm" svg:x="20.33cm" svg:y="1.5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2;p19" draw:style-name="gr25" draw:text-style-name="P16" draw:layer="layout" svg:width="5.096cm" svg:height="0.397cm" svg:x="17.282cm" svg:y="3.23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13;p19" draw:style-name="gr26" draw:text-style-name="P17" draw:layer="layout" svg:width="5.096cm" svg:height="0.397cm" svg:x="17.282cm" svg:y="3.658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14;p19">
          <draw:custom-shape draw:name="Google Shape;315;p19" draw:style-name="gr7" draw:text-style-name="P6" draw:layer="layout" svg:width="1.733cm" svg:height="0.669cm" svg:x="9.206cm" svg:y="1.195cm">
            <text:p text:style-name="P11"><text:span text:style-name="T10">Step 2</text:span></text:p>
            <text:p text:style-name="P12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6;p19" draw:style-name="gr24" draw:text-style-name="P8" draw:layer="layout" svg:width="1.995cm" svg:height="2.06cm" svg:x="10.806cm" svg:y="1.5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7;p19" draw:style-name="gr25" draw:text-style-name="P16" draw:layer="layout" svg:width="5.096cm" svg:height="0.397cm" svg:x="7.758cm" svg:y="3.23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18;p19" draw:style-name="gr26" draw:text-style-name="P17" draw:layer="layout" svg:width="5.096cm" svg:height="0.397cm" svg:x="7.758cm" svg:y="3.658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19;p19">
          <draw:custom-shape draw:name="Google Shape;320;p19" draw:style-name="gr7" draw:text-style-name="P6" draw:layer="layout" svg:width="1.733cm" svg:height="0.669cm" svg:x="4.439cm" svg:y="1.207cm">
            <text:p text:style-name="P11"><text:span text:style-name="T10">Step 1</text:span></text:p>
            <text:p text:style-name="P12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1;p19" draw:style-name="gr24" draw:text-style-name="P8" draw:layer="layout" svg:width="1.995cm" svg:height="2.06cm" svg:x="6.039cm" svg:y="1.5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2;p19" draw:style-name="gr25" draw:text-style-name="P16" draw:layer="layout" svg:width="5.096cm" svg:height="0.397cm" svg:x="2.991cm" svg:y="3.242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23;p19" draw:style-name="gr26" draw:text-style-name="P17" draw:layer="layout" svg:width="5.096cm" svg:height="0.397cm" svg:x="2.992cm" svg:y="3.669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custom-shape draw:name="Google Shape;324;p19" draw:style-name="gr18" draw:text-style-name="P8" draw:layer="layout" svg:width="1.995cm" svg:height="2.06cm" svg:x="20.364cm" svg:y="7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19" draw:style-name="gr29" draw:text-style-name="P8" draw:layer="layout" svg:width="0.914cm" svg:height="0.959cm" svg:x="21.3cm" svg:y="4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;p19" draw:style-name="gr7" draw:text-style-name="P6" draw:layer="layout" svg:width="2.992cm" svg:height="0.669cm" svg:x="18.325cm" svg:y="4.39cm">
          <text:p text:style-name="P11"><text:span text:style-name="T10">Environment 2</text:span></text:p>
          <text:p text:style-name="P1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19" draw:style-name="gr7" draw:text-style-name="P6" draw:layer="layout" svg:width="2.992cm" svg:height="0.669cm" svg:x="18.537cm" svg:y="2.404cm">
          <text:p text:style-name="P11"><text:span text:style-name="T10">Environment 1</text:span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19" draw:style-name="gr29" draw:text-style-name="P8" draw:layer="layout" svg:width="0.914cm" svg:height="0.959cm" svg:x="16.531cm" svg:y="4.7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;p19" draw:style-name="gr7" draw:text-style-name="P6" draw:layer="layout" svg:width="2.992cm" svg:height="0.669cm" svg:x="13.649cm" svg:y="4.39cm">
          <text:p text:style-name="P11"><text:span text:style-name="T10">Environment 2</text:span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19" draw:style-name="gr7" draw:text-style-name="P6" draw:layer="layout" svg:width="2.992cm" svg:height="0.669cm" svg:x="13.649cm" svg:y="2.404cm">
          <text:p text:style-name="P11"><text:span text:style-name="T10">Environment 1</text:span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80b43f4a4c_0_5572:notes" draw:style-name="gr9" draw:layer="layout" svg:width="16.932cm" svg:height="9.524cm" svg:x="1.059cm" svg:y="1.905cm" draw:page-number="7" presentation:class="page"/>
          <draw:frame draw:name="Google Shape;288;g80b43f4a4c_0_5572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g draw:name="Google Shape;335;p20">
          <draw:custom-shape draw:name="Google Shape;336;p20" draw:style-name="gr7" draw:text-style-name="P6" draw:layer="layout" svg:width="6.59cm" svg:height="0.669cm" svg:x="13.832cm" svg:y="7.092cm">
            <text:p text:style-name="P10"><text:span text:style-name="T10">GitOps pipel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7;p20" draw:style-name="gr19" draw:text-style-name="P1" draw:layer="layout" svg:width="19.369cm" svg:height="0.397cm" svg:x="3.019cm" svg:y="9.159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38;p20" draw:style-name="gr3" draw:text-style-name="P4" draw:layer="layout" svg:width="19.369cm" svg:height="0.397cm" svg:x="3.022cm" svg:y="9.586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custom-shape draw:name="Google Shape;339;p20" draw:style-name="gr20" draw:text-style-name="P13" draw:layer="layout" svg:width="0.65cm" svg:height="0.304cm" draw:transform="rotate (-1.5707963267949) translate (3.134cm 3.315cm)">
          <text:p text:style-name="P2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40;p20" draw:style-name="gr21" draw:text-style-name="P13" draw:layer="layout" svg:width="0.67cm" svg:height="0.65cm" svg:x="2.158cm" svg:y="3.315cm">
          <text:p text:style-name="P5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0" draw:style-name="gr20" draw:text-style-name="P13" draw:layer="layout" svg:width="0.65cm" svg:height="0.304cm" draw:transform="rotate (-1.5707963267949) translate (3.134cm 9.242cm)">
          <text:p text:style-name="P2"><text:span text:style-name="T1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42;p20" draw:style-name="gr21" draw:text-style-name="P13" draw:layer="layout" svg:width="0.67cm" svg:height="0.65cm" svg:x="2.158cm" svg:y="9.242cm">
          <text:p text:style-name="P5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43;p20">
          <draw:custom-shape draw:name="Google Shape;344;p20" draw:style-name="gr22" draw:text-style-name="P14" draw:layer="layout" svg:width="5.096cm" svg:height="0.397cm" svg:x="12.523cm" svg:y="5.49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45;p20" draw:style-name="gr23" draw:text-style-name="P15" draw:layer="layout" svg:width="5.096cm" svg:height="0.397cm" svg:x="12.523cm" svg:y="5.917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46;p20">
          <draw:custom-shape draw:name="Google Shape;347;p20" draw:style-name="gr22" draw:text-style-name="P14" draw:layer="layout" svg:width="5.096cm" svg:height="0.397cm" svg:x="17.282cm" svg:y="5.49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48;p20" draw:style-name="gr23" draw:text-style-name="P15" draw:layer="layout" svg:width="5.096cm" svg:height="0.397cm" svg:x="17.282cm" svg:y="5.917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49;p20">
          <draw:custom-shape draw:name="Google Shape;350;p20" draw:style-name="gr7" draw:text-style-name="P6" draw:layer="layout" svg:width="2.849cm" svg:height="0.669cm" svg:x="12.855cm" svg:y="1.195cm">
            <text:p text:style-name="P11"><text:span text:style-name="T10">Step 3</text:span></text:p>
            <text:p text:style-name="P12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1;p20" draw:style-name="gr24" draw:text-style-name="P8" draw:layer="layout" svg:width="1.995cm" svg:height="2.06cm" svg:x="15.571cm" svg:y="1.5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2;p20" draw:style-name="gr25" draw:text-style-name="P16" draw:layer="layout" svg:width="5.096cm" svg:height="0.397cm" svg:x="12.523cm" svg:y="3.23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53;p20" draw:style-name="gr26" draw:text-style-name="P17" draw:layer="layout" svg:width="5.096cm" svg:height="0.397cm" svg:x="12.523cm" svg:y="3.658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54;p20">
          <draw:custom-shape draw:name="Google Shape;355;p20" draw:style-name="gr7" draw:text-style-name="P6" draw:layer="layout" svg:width="2.992cm" svg:height="0.669cm" svg:x="17.471cm" svg:y="1.195cm">
            <text:p text:style-name="P11"><text:span text:style-name="T10">Step 4</text:span></text:p>
            <text:p text:style-name="P12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6;p20" draw:style-name="gr24" draw:text-style-name="P8" draw:layer="layout" svg:width="1.995cm" svg:height="2.06cm" svg:x="20.33cm" svg:y="1.5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7;p20" draw:style-name="gr25" draw:text-style-name="P16" draw:layer="layout" svg:width="5.096cm" svg:height="0.397cm" svg:x="17.282cm" svg:y="3.23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58;p20" draw:style-name="gr26" draw:text-style-name="P17" draw:layer="layout" svg:width="5.096cm" svg:height="0.397cm" svg:x="17.282cm" svg:y="3.658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59;p20">
          <draw:custom-shape draw:name="Google Shape;360;p20" draw:style-name="gr7" draw:text-style-name="P6" draw:layer="layout" svg:width="1.733cm" svg:height="0.669cm" svg:x="9.206cm" svg:y="1.195cm">
            <text:p text:style-name="P11"><text:span text:style-name="T10">Step 2</text:span></text:p>
            <text:p text:style-name="P12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1;p20" draw:style-name="gr24" draw:text-style-name="P8" draw:layer="layout" svg:width="1.995cm" svg:height="2.06cm" svg:x="10.806cm" svg:y="1.5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2;p20" draw:style-name="gr25" draw:text-style-name="P16" draw:layer="layout" svg:width="5.096cm" svg:height="0.397cm" svg:x="7.758cm" svg:y="3.23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63;p20" draw:style-name="gr26" draw:text-style-name="P17" draw:layer="layout" svg:width="5.096cm" svg:height="0.397cm" svg:x="7.758cm" svg:y="3.658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g draw:name="Google Shape;364;p20">
          <draw:custom-shape draw:name="Google Shape;365;p20" draw:style-name="gr7" draw:text-style-name="P6" draw:layer="layout" svg:width="1.733cm" svg:height="0.669cm" svg:x="4.439cm" svg:y="1.207cm">
            <text:p text:style-name="P11"><text:span text:style-name="T10">Step 1</text:span></text:p>
            <text:p text:style-name="P12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6;p20" draw:style-name="gr24" draw:text-style-name="P8" draw:layer="layout" svg:width="1.995cm" svg:height="2.06cm" svg:x="6.039cm" svg:y="1.5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7;p20" draw:style-name="gr25" draw:text-style-name="P16" draw:layer="layout" svg:width="5.096cm" svg:height="0.397cm" svg:x="2.991cm" svg:y="3.242cm">
            <text:p text:style-name="P2"><text:span text:style-name="T1"><text:s text:c="2"/></text:span></text:p>
            <draw:enhanced-geometry draw:mirror-horizontal="tru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  <draw:custom-shape draw:name="Google Shape;368;p20" draw:style-name="gr26" draw:text-style-name="P17" draw:layer="layout" svg:width="5.096cm" svg:height="0.397cm" svg:x="2.992cm" svg:y="3.669cm">
            <text:p text:style-name="P2"><text:span text:style-name="T1"/></text:p>
            <draw:enhanced-geometry draw:mirror-horizontal="false" draw:mirror-vertical="false" draw:text-areas="?f13 ?f14 ?f15 ?f16" svg:viewBox="0 0 0 0" draw:type="ooxml-parallelogram" draw:modifiers="96952" draw:enhanced-path="M 0 ?f22 L ?f4 0 ?f23 0 ?f6 ?f22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3 "/>
              <draw:equation draw:name="f6" draw:formula="logwidth+0-?f4 "/>
              <draw:equation draw:name="f7" draw:formula="?f6 *1/2"/>
              <draw:equation draw:name="f8" draw:formula="logwidth+0-?f7 "/>
              <draw:equation draw:name="f9" draw:formula="logwidth/2"/>
              <draw:equation draw:name="f10" draw:formula="?f9 *?f2 /?f1 "/>
              <draw:equation draw:name="f11" draw:formula="5*?f2 /?f1 "/>
              <draw:equation draw:name="f12" draw:formula="(1+?f11 )/12"/>
              <draw:equation draw:name="f13" draw:formula="?f12 *logwidth/1"/>
              <draw:equation draw:name="f14" draw:formula="?f12 *logheight/1"/>
              <draw:equation draw:name="f15" draw:formula="logwidth+0-?f13 "/>
              <draw:equation draw:name="f16" draw:formula="logheight+0-?f14 "/>
              <draw:equation draw:name="f17" draw:formula="logwidth/2"/>
              <draw:equation draw:name="f18" draw:formula="logheight*?f17 /?f4 "/>
              <draw:equation draw:name="f19" draw:formula="if(0-?f18 ,0,if(logheight-?f18 ,?f18 ,logheight))"/>
              <draw:equation draw:name="f20" draw:formula="logheight+0-?f19 "/>
              <draw:equation draw:name="f21" draw:formula="logheight/2"/>
              <draw:equation draw:name="f22" draw:formula="logheight"/>
              <draw:equation draw:name="f23" draw:formula="logwidth"/>
              <draw:handle draw:handle-position="?f4 0" draw:handle-range-x-maximum="?f1" draw:handle-range-x-minimum="0"/>
            </draw:enhanced-geometry>
          </draw:custom-shape>
        </draw:g>
        <draw:custom-shape draw:name="Google Shape;369;p20" draw:style-name="gr18" draw:text-style-name="P8" draw:layer="layout" svg:width="1.995cm" svg:height="2.06cm" svg:x="20.364cm" svg:y="7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;p20" draw:style-name="gr29" draw:text-style-name="P8" draw:layer="layout" svg:width="0.914cm" svg:height="0.959cm" svg:x="21.3cm" svg:y="4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;p20" draw:style-name="gr7" draw:text-style-name="P6" draw:layer="layout" svg:width="2.992cm" svg:height="0.669cm" svg:x="18.325cm" svg:y="4.39cm">
          <text:p text:style-name="P11"><text:span text:style-name="T10">Environment 2</text:span></text:p>
          <text:p text:style-name="P1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20" draw:style-name="gr7" draw:text-style-name="P6" draw:layer="layout" svg:width="2.992cm" svg:height="0.669cm" svg:x="18.334cm" svg:y="2.186cm">
          <text:p text:style-name="P11"><text:span text:style-name="T10">Environment 1</text:span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20" draw:style-name="gr29" draw:text-style-name="P8" draw:layer="layout" svg:width="0.914cm" svg:height="0.959cm" svg:x="16.531cm" svg:y="4.7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;p20" draw:style-name="gr7" draw:text-style-name="P6" draw:layer="layout" svg:width="2.992cm" svg:height="0.669cm" svg:x="13.649cm" svg:y="4.39cm">
          <text:p text:style-name="P11"><text:span text:style-name="T10">Environment 2</text:span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20" draw:style-name="gr7" draw:text-style-name="P6" draw:layer="layout" svg:width="2.992cm" svg:height="0.669cm" svg:x="13.649cm" svg:y="2.222cm">
          <text:p text:style-name="P11"><text:span text:style-name="T10">Environment 1</text:span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2;g80b43f4a4c_0_6144:notes" draw:style-name="gr9" draw:layer="layout" svg:width="16.932cm" svg:height="9.524cm" svg:x="1.059cm" svg:y="1.905cm" draw:page-number="8" presentation:class="page"/>
          <draw:frame draw:name="Google Shape;333;g80b43f4a4c_0_6144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380;p21" draw:style-name="gr11" draw:text-style-name="P6" draw:layer="layout" svg:width="3.946cm" svg:height="0.886cm" svg:x="4.612cm" svg:y="1.677cm">
          <text:p text:style-name="P2"><text:span text:style-name="T13">short-lived branc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1;p21" draw:style-name="gr30" draw:text-style-name="P20" draw:layer="layout" svg:width="2.099cm" svg:height="0.199cm" draw:transform="rotate (0.00191986217719376) translate (9.313cm 2.024cm)">
          <text:p text:style-name="P2"/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2;p21" draw:style-name="gr31" draw:text-style-name="P21" draw:layer="layout" svg:width="0.482cm" svg:height="0.482cm" svg:x="6.404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3;p21" draw:style-name="gr31" draw:text-style-name="P21" draw:layer="layout" svg:width="5.799cm" svg:height="0.199cm" draw:transform="rotate (0.000698131700797732) translate (6.886cm 2.732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4;p21" draw:style-name="gr11" draw:text-style-name="P6" draw:layer="layout" svg:width="1.95cm" svg:height="0.886cm" svg:x="4.612cm" svg:y="2.385cm">
          <text:p text:style-name="P2"><text:span text:style-name="T13">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5;p21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6;p21" draw:style-name="gr4" draw:text-style-name="P3" draw:layer="layout" svg:width="5.179cm" svg:height="0.199cm" draw:transform="rotate (0.00139626340159546) translate (7.247cm 3.536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7;p21" draw:style-name="gr11" draw:text-style-name="P6" draw:layer="layout" svg:width="2.258cm" svg:height="0.886cm" svg:x="4.612cm" svg:y="3.189cm">
          <text:p text:style-name="P2"><text:span text:style-name="T14">stag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8;p21" draw:style-name="gr32" draw:text-style-name="P8" draw:layer="layout" svg:width="0.188cm" svg:height="0.365cm" svg:x="6.646cm" svg:y="3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;p21" draw:style-name="gr1" draw:text-style-name="P1" draw:layer="layout" svg:width="0.482cm" svg:height="0.482cm" svg:x="7.131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0;p21" draw:style-name="gr1" draw:text-style-name="P1" draw:layer="layout" svg:width="4.179cm" svg:height="0.199cm" draw:transform="rotate (0.00174532925199433) translate (7.614cm 4.339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1;p21" draw:style-name="gr32" draw:text-style-name="P8" draw:layer="layout" svg:width="0.195cm" svg:height="0.39cm" svg:x="7.006cm" svg:y="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2;p21" draw:style-name="gr11" draw:text-style-name="P6" draw:layer="layout" svg:width="2.258cm" svg:height="0.886cm" svg:x="4.612cm" svg:y="3.992cm">
          <text:p text:style-name="P2"><text:span text:style-name="T15">cana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3;p21" draw:style-name="gr3" draw:text-style-name="P4" draw:layer="layout" svg:width="0.482cm" svg:height="0.482cm" svg:x="7.501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4;p21" draw:style-name="gr3" draw:text-style-name="P4" draw:layer="layout" svg:width="3.079cm" svg:height="0.199cm" draw:transform="rotate (0.00244346095279206) translate (7.984cm 5.107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5;p21" draw:style-name="gr32" draw:text-style-name="P8" draw:layer="layout" svg:width="0.198cm" svg:height="0.394cm" svg:x="7.373cm" svg:y="4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;p21" draw:style-name="gr11" draw:text-style-name="P6" draw:layer="layout" svg:width="2.998cm" svg:height="0.886cm" svg:x="4.612cm" svg:y="4.799cm">
          <text:p text:style-name="P2"><text:span text:style-name="T16">produ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7;p21" draw:style-name="gr31" draw:text-style-name="P21" draw:layer="layout" svg:width="0.482cm" svg:height="0.482cm" svg:x="7.481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8;p21" draw:style-name="gr31" draw:text-style-name="P21" draw:layer="layout" svg:width="0.482cm" svg:height="0.482cm" svg:x="8.559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;p21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0;p21" draw:style-name="gr4" draw:text-style-name="P3" draw:layer="layout" svg:width="0.482cm" svg:height="0.482cm" svg:x="7.823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1;p21" draw:style-name="gr4" draw:text-style-name="P3" draw:layer="layout" svg:width="0.482cm" svg:height="0.482cm" svg:x="8.881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2;p21" draw:style-name="gr31" draw:text-style-name="P21" draw:layer="layout" svg:width="0.482cm" svg:height="0.482cm" svg:x="9.617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3;p21" draw:style-name="gr30" draw:text-style-name="P20" draw:layer="layout" svg:width="0.482cm" svg:height="0.482cm" svg:x="9.04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4;p21" draw:style-name="gr30" draw:text-style-name="P20" draw:layer="layout" svg:width="0.482cm" svg:height="0.482cm" svg:x="10.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5;p21" draw:style-name="gr1" draw:text-style-name="P1" draw:layer="layout" svg:width="0.482cm" svg:height="0.482cm" svg:x="8.189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6;p21" draw:style-name="gr30" draw:text-style-name="P20" draw:layer="layout" svg:width="0.482cm" svg:height="0.482cm" svg:x="11.158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7;p21" draw:style-name="gr31" draw:text-style-name="P21" draw:layer="layout" svg:width="0.482cm" svg:height="0.482cm" svg:x="10.675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8;p21" draw:style-name="gr4" draw:text-style-name="P3" draw:layer="layout" svg:width="0.482cm" svg:height="0.482cm" svg:x="9.939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9;p21" draw:style-name="gr1" draw:text-style-name="P1" draw:layer="layout" svg:width="0.482cm" svg:height="0.482cm" svg:x="9.248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0;p21" draw:style-name="gr3" draw:text-style-name="P4" draw:layer="layout" svg:width="0.482cm" svg:height="0.482cm" svg:x="8.56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;p21" draw:style-name="gr32" draw:text-style-name="P8" draw:layer="layout" svg:width="0.311cm" svg:height="0.315cm" svg:x="8.969cm" svg:y="2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2;p21" draw:style-name="gr31" draw:text-style-name="P21" draw:layer="layout" svg:width="0.482cm" svg:height="0.482cm" svg:x="11.734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3;p21" draw:style-name="gr32" draw:text-style-name="P8" draw:layer="layout" svg:width="0.404cm" svg:height="0.315cm" svg:x="11.4cm" svg:y="2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4;p21" draw:style-name="gr4" draw:text-style-name="P3" draw:layer="layout" svg:width="0.482cm" svg:height="0.482cm" svg:x="10.998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5;p21" draw:style-name="gr1" draw:text-style-name="P1" draw:layer="layout" svg:width="0.482cm" svg:height="0.482cm" svg:x="10.306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6;p21" draw:style-name="gr3" draw:text-style-name="P4" draw:layer="layout" svg:width="0.482cm" svg:height="0.482cm" svg:x="9.618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7;p21" draw:style-name="gr33" draw:text-style-name="P8" draw:layer="layout" svg:width="0.381cm" svg:height="0.442cm" svg:x="11.557cm" svg:y="3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8;p21" draw:style-name="gr33" draw:text-style-name="P8" draw:layer="layout" svg:width="0.381cm" svg:height="0.442cm" svg:x="10.882cm" svg:y="3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9;p21" draw:style-name="gr33" draw:text-style-name="P8" draw:layer="layout" svg:width="0.381cm" svg:height="0.442cm" svg:x="10.247cm" svg:y="4.65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77;g80b43f4a4c_0_5695:notes" draw:style-name="gr9" draw:layer="layout" svg:width="16.932cm" svg:height="9.524cm" svg:x="1.059cm" svg:y="1.905cm" draw:page-number="9" presentation:class="page"/>
          <draw:frame draw:name="Google Shape;378;g80b43f4a4c_0_569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424;p22" draw:style-name="gr3" draw:text-style-name="P4" draw:layer="layout" svg:width="0.322cm" svg:height="0.319cm" svg:x="4.06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25;p22" draw:style-name="gr11" draw:text-style-name="P6" draw:layer="layout" svg:width="3.946cm" svg:height="0.886cm" svg:x="4.612cm" svg:y="1.677cm">
          <text:p text:style-name="P2"><text:span text:style-name="T13">short-lived branc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26;p22" draw:style-name="gr30" draw:text-style-name="P20" draw:layer="layout" svg:width="2.099cm" svg:height="0.199cm" draw:transform="rotate (0.00191986217719376) translate (9.313cm 2.024cm)">
          <text:p text:style-name="P2"/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27;p22" draw:style-name="gr31" draw:text-style-name="P21" draw:layer="layout" svg:width="0.482cm" svg:height="0.482cm" svg:x="6.404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8;p22" draw:style-name="gr31" draw:text-style-name="P21" draw:layer="layout" svg:width="5.799cm" svg:height="0.199cm" draw:transform="rotate (0.000698131700797732) translate (6.886cm 2.732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29;p22" draw:style-name="gr11" draw:text-style-name="P6" draw:layer="layout" svg:width="1.95cm" svg:height="0.886cm" svg:x="4.612cm" svg:y="2.385cm">
          <text:p text:style-name="P2"><text:span text:style-name="T13">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0;p22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1;p22" draw:style-name="gr4" draw:text-style-name="P3" draw:layer="layout" svg:width="5.179cm" svg:height="0.199cm" draw:transform="rotate (0.00139626340159546) translate (7.247cm 3.536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32;p22" draw:style-name="gr11" draw:text-style-name="P6" draw:layer="layout" svg:width="2.258cm" svg:height="0.886cm" svg:x="4.612cm" svg:y="3.189cm">
          <text:p text:style-name="P2"><text:span text:style-name="T14">stag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3;p22" draw:style-name="gr32" draw:text-style-name="P8" draw:layer="layout" svg:width="0.188cm" svg:height="0.365cm" svg:x="6.646cm" svg:y="3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;p22" draw:style-name="gr1" draw:text-style-name="P1" draw:layer="layout" svg:width="0.482cm" svg:height="0.482cm" svg:x="7.131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5;p22" draw:style-name="gr1" draw:text-style-name="P1" draw:layer="layout" svg:width="4.179cm" svg:height="0.199cm" draw:transform="rotate (0.00174532925199433) translate (7.614cm 4.339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36;p22" draw:style-name="gr32" draw:text-style-name="P8" draw:layer="layout" svg:width="0.195cm" svg:height="0.39cm" svg:x="7.006cm" svg:y="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7;p22" draw:style-name="gr11" draw:text-style-name="P6" draw:layer="layout" svg:width="2.258cm" svg:height="0.886cm" svg:x="4.612cm" svg:y="3.992cm">
          <text:p text:style-name="P2"><text:span text:style-name="T15">cana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8;p22" draw:style-name="gr3" draw:text-style-name="P4" draw:layer="layout" svg:width="0.482cm" svg:height="0.482cm" svg:x="7.501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9;p22" draw:style-name="gr3" draw:text-style-name="P4" draw:layer="layout" svg:width="3.079cm" svg:height="0.199cm" draw:transform="rotate (0.00244346095279206) translate (7.984cm 5.107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40;p22" draw:style-name="gr32" draw:text-style-name="P8" draw:layer="layout" svg:width="0.198cm" svg:height="0.394cm" svg:x="7.373cm" svg:y="4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1;p22" draw:style-name="gr11" draw:text-style-name="P6" draw:layer="layout" svg:width="2.998cm" svg:height="0.886cm" svg:x="4.612cm" svg:y="4.799cm">
          <text:p text:style-name="P2"><text:span text:style-name="T16">produ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2;p22" draw:style-name="gr31" draw:text-style-name="P21" draw:layer="layout" svg:width="0.482cm" svg:height="0.482cm" svg:x="7.481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3;p22" draw:style-name="gr31" draw:text-style-name="P21" draw:layer="layout" svg:width="0.482cm" svg:height="0.482cm" svg:x="8.559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4;p22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5;p22" draw:style-name="gr4" draw:text-style-name="P3" draw:layer="layout" svg:width="0.482cm" svg:height="0.482cm" svg:x="7.823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6;p22" draw:style-name="gr4" draw:text-style-name="P3" draw:layer="layout" svg:width="0.482cm" svg:height="0.482cm" svg:x="8.881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7;p22" draw:style-name="gr31" draw:text-style-name="P21" draw:layer="layout" svg:width="0.482cm" svg:height="0.482cm" svg:x="9.617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8;p22" draw:style-name="gr30" draw:text-style-name="P20" draw:layer="layout" svg:width="0.482cm" svg:height="0.482cm" svg:x="9.04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;p22" draw:style-name="gr30" draw:text-style-name="P20" draw:layer="layout" svg:width="0.482cm" svg:height="0.482cm" svg:x="10.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0;p22" draw:style-name="gr1" draw:text-style-name="P1" draw:layer="layout" svg:width="0.482cm" svg:height="0.482cm" svg:x="8.189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1;p22" draw:style-name="gr30" draw:text-style-name="P20" draw:layer="layout" svg:width="0.482cm" svg:height="0.482cm" svg:x="11.158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2;p22" draw:style-name="gr31" draw:text-style-name="P21" draw:layer="layout" svg:width="0.482cm" svg:height="0.482cm" svg:x="10.675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3;p22" draw:style-name="gr4" draw:text-style-name="P3" draw:layer="layout" svg:width="0.482cm" svg:height="0.482cm" svg:x="9.939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4;p22" draw:style-name="gr1" draw:text-style-name="P1" draw:layer="layout" svg:width="0.482cm" svg:height="0.482cm" svg:x="9.248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5;p22" draw:style-name="gr3" draw:text-style-name="P4" draw:layer="layout" svg:width="0.482cm" svg:height="0.482cm" svg:x="8.56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6;p22" draw:style-name="gr32" draw:text-style-name="P8" draw:layer="layout" svg:width="0.311cm" svg:height="0.315cm" svg:x="8.969cm" svg:y="2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7;p22" draw:style-name="gr31" draw:text-style-name="P21" draw:layer="layout" svg:width="0.482cm" svg:height="0.482cm" svg:x="11.734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8;p22" draw:style-name="gr32" draw:text-style-name="P8" draw:layer="layout" svg:width="0.404cm" svg:height="0.315cm" svg:x="11.4cm" svg:y="2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9;p22" draw:style-name="gr4" draw:text-style-name="P3" draw:layer="layout" svg:width="0.482cm" svg:height="0.482cm" svg:x="10.998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0;p22" draw:style-name="gr1" draw:text-style-name="P1" draw:layer="layout" svg:width="0.482cm" svg:height="0.482cm" svg:x="10.306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1;p22" draw:style-name="gr3" draw:text-style-name="P4" draw:layer="layout" svg:width="0.482cm" svg:height="0.482cm" svg:x="9.618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2;p22" draw:style-name="gr33" draw:text-style-name="P8" draw:layer="layout" svg:width="0.381cm" svg:height="0.442cm" svg:x="11.557cm" svg:y="3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3;p22" draw:style-name="gr33" draw:text-style-name="P8" draw:layer="layout" svg:width="0.381cm" svg:height="0.442cm" svg:x="10.882cm" svg:y="3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4;p22" draw:style-name="gr33" draw:text-style-name="P8" draw:layer="layout" svg:width="0.381cm" svg:height="0.442cm" svg:x="10.247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5;p22" draw:style-name="gr3" draw:text-style-name="P4" draw:layer="layout" svg:width="0.249cm" svg:height="0.469cm" svg:x="3.259cm" svg:y="4.97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66;p22" draw:style-name="gr3" draw:text-style-name="P4" draw:layer="layout" svg:width="0.322cm" svg:height="0.319cm" svg:x="3.218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7;p22" draw:style-name="gr3" draw:text-style-name="P4" draw:layer="layout" svg:width="0.249cm" svg:height="0.469cm" svg:x="3.682cm" svg:y="4.97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68;p22" draw:style-name="gr3" draw:text-style-name="P4" draw:layer="layout" svg:width="0.322cm" svg:height="0.319cm" svg:x="3.642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9;p22" draw:style-name="gr3" draw:text-style-name="P4" draw:layer="layout" svg:width="0.249cm" svg:height="0.399cm" svg:x="4.106cm" svg:y="4.97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70;p22" draw:style-name="gr31" draw:text-style-name="P21" draw:layer="layout" svg:width="0.249cm" svg:height="0.469cm" svg:x="4.086cm" svg:y="2.5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71;p22" draw:style-name="gr31" draw:text-style-name="P21" draw:layer="layout" svg:width="0.322cm" svg:height="0.319cm" svg:x="4.045cm" svg:y="2.75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2;p22" draw:style-name="gr1" draw:text-style-name="P1" draw:layer="layout" svg:width="0.249cm" svg:height="0.469cm" svg:x="3.259cm" svg:y="4.132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73;p22" draw:style-name="gr1" draw:text-style-name="P1" draw:layer="layout" svg:width="0.322cm" svg:height="0.319cm" svg:x="3.218cm" svg:y="4.31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4;p22" draw:style-name="gr1" draw:text-style-name="P1" draw:layer="layout" svg:width="0.249cm" svg:height="0.469cm" svg:x="3.682cm" svg:y="4.132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75;p22" draw:style-name="gr1" draw:text-style-name="P1" draw:layer="layout" svg:width="0.322cm" svg:height="0.319cm" svg:x="3.642cm" svg:y="4.31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6;p22" draw:style-name="gr1" draw:text-style-name="P1" draw:layer="layout" svg:width="0.249cm" svg:height="0.469cm" svg:x="4.106cm" svg:y="4.132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77;p22" draw:style-name="gr1" draw:text-style-name="P1" draw:layer="layout" svg:width="0.322cm" svg:height="0.319cm" svg:x="4.065cm" svg:y="4.31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8;p22" draw:style-name="gr4" draw:text-style-name="P3" draw:layer="layout" svg:width="0.249cm" svg:height="0.469cm" svg:x="3.682cm" svg:y="3.305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79;p22" draw:style-name="gr4" draw:text-style-name="P3" draw:layer="layout" svg:width="0.322cm" svg:height="0.319cm" svg:x="3.642cm" svg:y="3.4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0;p22" draw:style-name="gr4" draw:text-style-name="P3" draw:layer="layout" svg:width="0.249cm" svg:height="0.469cm" svg:x="4.106cm" svg:y="3.305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81;p22" draw:style-name="gr4" draw:text-style-name="P3" draw:layer="layout" svg:width="0.322cm" svg:height="0.319cm" svg:x="4.065cm" svg:y="3.4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2;p22" draw:style-name="gr3" draw:text-style-name="P4" draw:layer="layout" svg:width="0.249cm" svg:height="0.469cm" svg:x="2.836cm" svg:y="4.97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483;p22" draw:style-name="gr3" draw:text-style-name="P4" draw:layer="layout" svg:width="0.322cm" svg:height="0.319cm" svg:x="2.79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421;g80b43f4a4c_0_6908:notes" draw:style-name="gr9" draw:layer="layout" svg:width="16.932cm" svg:height="9.524cm" svg:x="1.059cm" svg:y="1.905cm" draw:page-number="10" presentation:class="page"/>
          <draw:frame draw:name="Google Shape;422;g80b43f4a4c_0_690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488;p23" draw:style-name="gr3" draw:text-style-name="P4" draw:layer="layout" svg:width="0.322cm" svg:height="0.319cm" svg:x="4.06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9;p23" draw:style-name="gr11" draw:text-style-name="P6" draw:layer="layout" svg:width="3.946cm" svg:height="0.886cm" svg:x="4.612cm" svg:y="1.677cm">
          <text:p text:style-name="P2"><text:span text:style-name="T13">short-lived branc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90;p23" draw:style-name="gr30" draw:text-style-name="P20" draw:layer="layout" svg:width="2.099cm" svg:height="0.199cm" draw:transform="rotate (0.00191986217719376) translate (9.313cm 2.024cm)">
          <text:p text:style-name="P2"/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1;p23" draw:style-name="gr31" draw:text-style-name="P21" draw:layer="layout" svg:width="0.482cm" svg:height="0.482cm" svg:x="6.404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2;p23" draw:style-name="gr31" draw:text-style-name="P21" draw:layer="layout" svg:width="5.799cm" svg:height="0.199cm" draw:transform="rotate (0.000698131700797732) translate (6.886cm 2.732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3;p23" draw:style-name="gr11" draw:text-style-name="P6" draw:layer="layout" svg:width="1.95cm" svg:height="0.886cm" svg:x="4.612cm" svg:y="2.385cm">
          <text:p text:style-name="P2"><text:span text:style-name="T13">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94;p23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5;p23" draw:style-name="gr4" draw:text-style-name="P3" draw:layer="layout" svg:width="5.179cm" svg:height="0.199cm" draw:transform="rotate (0.00139626340159546) translate (7.247cm 3.536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6;p23" draw:style-name="gr11" draw:text-style-name="P6" draw:layer="layout" svg:width="2.258cm" svg:height="0.886cm" svg:x="4.612cm" svg:y="3.189cm">
          <text:p text:style-name="P2"><text:span text:style-name="T14">stag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97;p23" draw:style-name="gr32" draw:text-style-name="P8" draw:layer="layout" svg:width="0.188cm" svg:height="0.365cm" svg:x="6.646cm" svg:y="3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8;p23" draw:style-name="gr1" draw:text-style-name="P1" draw:layer="layout" svg:width="0.482cm" svg:height="0.482cm" svg:x="7.131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9;p23" draw:style-name="gr1" draw:text-style-name="P1" draw:layer="layout" svg:width="4.179cm" svg:height="0.199cm" draw:transform="rotate (0.00174532925199433) translate (7.614cm 4.339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00;p23" draw:style-name="gr32" draw:text-style-name="P8" draw:layer="layout" svg:width="0.195cm" svg:height="0.39cm" svg:x="7.006cm" svg:y="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1;p23" draw:style-name="gr11" draw:text-style-name="P6" draw:layer="layout" svg:width="2.258cm" svg:height="0.886cm" svg:x="4.612cm" svg:y="3.992cm">
          <text:p text:style-name="P2"><text:span text:style-name="T15">cana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2;p23" draw:style-name="gr3" draw:text-style-name="P4" draw:layer="layout" svg:width="0.482cm" svg:height="0.482cm" svg:x="7.501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3;p23" draw:style-name="gr3" draw:text-style-name="P4" draw:layer="layout" svg:width="3.079cm" svg:height="0.199cm" draw:transform="rotate (0.00244346095279206) translate (7.984cm 5.107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04;p23" draw:style-name="gr32" draw:text-style-name="P8" draw:layer="layout" svg:width="0.198cm" svg:height="0.394cm" svg:x="7.373cm" svg:y="4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5;p23" draw:style-name="gr11" draw:text-style-name="P6" draw:layer="layout" svg:width="2.998cm" svg:height="0.886cm" svg:x="4.612cm" svg:y="4.799cm">
          <text:p text:style-name="P2"><text:span text:style-name="T16">produ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6;p23" draw:style-name="gr31" draw:text-style-name="P21" draw:layer="layout" svg:width="0.482cm" svg:height="0.482cm" svg:x="7.481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7;p23" draw:style-name="gr31" draw:text-style-name="P21" draw:layer="layout" svg:width="0.482cm" svg:height="0.482cm" svg:x="8.559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8;p23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9;p23" draw:style-name="gr4" draw:text-style-name="P3" draw:layer="layout" svg:width="0.482cm" svg:height="0.482cm" svg:x="7.823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0;p23" draw:style-name="gr4" draw:text-style-name="P3" draw:layer="layout" svg:width="0.482cm" svg:height="0.482cm" svg:x="8.881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1;p23" draw:style-name="gr31" draw:text-style-name="P21" draw:layer="layout" svg:width="0.482cm" svg:height="0.482cm" svg:x="9.617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2;p23" draw:style-name="gr30" draw:text-style-name="P20" draw:layer="layout" svg:width="0.482cm" svg:height="0.482cm" svg:x="9.04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3;p23" draw:style-name="gr30" draw:text-style-name="P20" draw:layer="layout" svg:width="0.482cm" svg:height="0.482cm" svg:x="10.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4;p23" draw:style-name="gr1" draw:text-style-name="P1" draw:layer="layout" svg:width="0.482cm" svg:height="0.482cm" svg:x="8.189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5;p23" draw:style-name="gr30" draw:text-style-name="P20" draw:layer="layout" svg:width="0.482cm" svg:height="0.482cm" svg:x="11.158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6;p23" draw:style-name="gr31" draw:text-style-name="P21" draw:layer="layout" svg:width="0.482cm" svg:height="0.482cm" svg:x="10.675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7;p23" draw:style-name="gr4" draw:text-style-name="P3" draw:layer="layout" svg:width="0.482cm" svg:height="0.482cm" svg:x="9.939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8;p23" draw:style-name="gr1" draw:text-style-name="P1" draw:layer="layout" svg:width="0.482cm" svg:height="0.482cm" svg:x="9.248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9;p23" draw:style-name="gr3" draw:text-style-name="P4" draw:layer="layout" svg:width="0.482cm" svg:height="0.482cm" svg:x="8.56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0;p23" draw:style-name="gr32" draw:text-style-name="P8" draw:layer="layout" svg:width="0.311cm" svg:height="0.315cm" svg:x="8.969cm" svg:y="2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1;p23" draw:style-name="gr31" draw:text-style-name="P21" draw:layer="layout" svg:width="0.482cm" svg:height="0.482cm" svg:x="11.734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2;p23" draw:style-name="gr32" draw:text-style-name="P8" draw:layer="layout" svg:width="0.404cm" svg:height="0.315cm" svg:x="11.4cm" svg:y="2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3;p23" draw:style-name="gr4" draw:text-style-name="P3" draw:layer="layout" svg:width="0.482cm" svg:height="0.482cm" svg:x="10.998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4;p23" draw:style-name="gr1" draw:text-style-name="P1" draw:layer="layout" svg:width="0.482cm" svg:height="0.482cm" svg:x="10.306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5;p23" draw:style-name="gr3" draw:text-style-name="P4" draw:layer="layout" svg:width="0.482cm" svg:height="0.482cm" svg:x="9.618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6;p23" draw:style-name="gr33" draw:text-style-name="P8" draw:layer="layout" svg:width="0.381cm" svg:height="0.442cm" svg:x="11.557cm" svg:y="3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7;p23" draw:style-name="gr33" draw:text-style-name="P8" draw:layer="layout" svg:width="0.381cm" svg:height="0.442cm" svg:x="10.882cm" svg:y="3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8;p23" draw:style-name="gr33" draw:text-style-name="P8" draw:layer="layout" svg:width="0.381cm" svg:height="0.442cm" svg:x="10.247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9;p23" draw:style-name="gr3" draw:text-style-name="P4" draw:layer="layout" svg:width="0.249cm" svg:height="0.299cm" svg:x="4.10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30;p23" draw:style-name="gr3" draw:text-style-name="P4" draw:layer="layout" svg:width="0.322cm" svg:height="0.319cm" svg:x="3.642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1;p23" draw:style-name="gr3" draw:text-style-name="P4" draw:layer="layout" svg:width="0.249cm" svg:height="0.299cm" svg:x="3.682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32;p23" draw:style-name="gr3" draw:text-style-name="P4" draw:layer="layout" svg:width="0.322cm" svg:height="0.319cm" svg:x="3.218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3;p23" draw:style-name="gr3" draw:text-style-name="P4" draw:layer="layout" svg:width="0.249cm" svg:height="0.299cm" svg:x="3.259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34;p23" draw:style-name="gr3" draw:text-style-name="P4" draw:layer="layout" svg:width="0.322cm" svg:height="0.319cm" svg:x="2.79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5;p23" draw:style-name="gr3" draw:text-style-name="P4" draw:layer="layout" svg:width="0.249cm" svg:height="0.299cm" svg:x="2.83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36;p23" draw:style-name="gr1" draw:text-style-name="P1" draw:layer="layout" svg:width="0.322cm" svg:height="0.319cm" svg:x="4.065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7;p23" draw:style-name="gr1" draw:text-style-name="P1" draw:layer="layout" svg:width="0.249cm" svg:height="0.299cm" svg:x="4.106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38;p23" draw:style-name="gr1" draw:text-style-name="P1" draw:layer="layout" svg:width="0.322cm" svg:height="0.319cm" svg:x="3.642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9;p23" draw:style-name="gr1" draw:text-style-name="P1" draw:layer="layout" svg:width="0.249cm" svg:height="0.299cm" svg:x="3.682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40;p23" draw:style-name="gr1" draw:text-style-name="P1" draw:layer="layout" svg:width="0.322cm" svg:height="0.319cm" svg:x="3.218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1;p23" draw:style-name="gr1" draw:text-style-name="P1" draw:layer="layout" svg:width="0.249cm" svg:height="0.299cm" svg:x="3.259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42;p23" draw:style-name="gr4" draw:text-style-name="P3" draw:layer="layout" svg:width="0.322cm" svg:height="0.319cm" svg:x="4.065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3;p23" draw:style-name="gr4" draw:text-style-name="P3" draw:layer="layout" svg:width="0.249cm" svg:height="0.299cm" svg:x="4.106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44;p23" draw:style-name="gr31" draw:text-style-name="P21" draw:layer="layout" svg:width="0.322cm" svg:height="0.319cm" svg:x="4.065cm" svg:y="2.682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5;p23" draw:style-name="gr31" draw:text-style-name="P21" draw:layer="layout" svg:width="0.249cm" svg:height="0.299cm" svg:x="4.106cm" svg:y="2.517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46;p23" draw:style-name="gr4" draw:text-style-name="P3" draw:layer="layout" svg:width="0.322cm" svg:height="0.319cm" svg:x="3.642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7;p23" draw:style-name="gr4" draw:text-style-name="P3" draw:layer="layout" svg:width="0.249cm" svg:height="0.299cm" svg:x="3.682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presentation:notes draw:style-name="dp2">
          <draw:page-thumbnail draw:name="Google Shape;485;g80b43f4a4c_0_6984:notes" draw:style-name="gr9" draw:layer="layout" svg:width="16.932cm" svg:height="9.524cm" svg:x="1.059cm" svg:y="1.905cm" draw:page-number="11" presentation:class="page"/>
          <draw:frame draw:name="Google Shape;486;g80b43f4a4c_0_6984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552;p24" draw:style-name="gr34" draw:text-style-name="P6" draw:layer="layout" svg:width="11.963cm" svg:height="2.315cm" svg:x="2.533cm" svg:y="1.677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24" draw:style-name="gr35" draw:text-style-name="P22" draw:layer="layout" svg:width="14.878cm" svg:height="1.775cm" svg:x="1.388cm" svg:y="3.5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24" draw:style-name="gr3" draw:text-style-name="P4" draw:layer="layout" svg:width="0.322cm" svg:height="0.319cm" svg:x="4.06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5;p24" draw:style-name="gr11" draw:text-style-name="P6" draw:layer="layout" svg:width="3.946cm" svg:height="0.886cm" svg:x="4.612cm" svg:y="1.677cm">
          <text:p text:style-name="P2"><text:span text:style-name="T13">short-lived branc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6;p24" draw:style-name="gr30" draw:text-style-name="P20" draw:layer="layout" svg:width="2.099cm" svg:height="0.199cm" draw:transform="rotate (0.00191986217719376) translate (9.313cm 2.024cm)">
          <text:p text:style-name="P2"/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57;p24" draw:style-name="gr31" draw:text-style-name="P21" draw:layer="layout" svg:width="0.482cm" svg:height="0.482cm" svg:x="6.404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58;p24" draw:style-name="gr31" draw:text-style-name="P21" draw:layer="layout" svg:width="5.799cm" svg:height="0.199cm" draw:transform="rotate (0.000698131700797732) translate (6.886cm 2.732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59;p24" draw:style-name="gr11" draw:text-style-name="P6" draw:layer="layout" svg:width="1.95cm" svg:height="0.886cm" svg:x="4.612cm" svg:y="2.385cm">
          <text:p text:style-name="P2"><text:span text:style-name="T13">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0;p24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1;p24" draw:style-name="gr4" draw:text-style-name="P3" draw:layer="layout" svg:width="5.179cm" svg:height="0.199cm" draw:transform="rotate (0.00139626340159546) translate (7.247cm 3.536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62;p24" draw:style-name="gr11" draw:text-style-name="P6" draw:layer="layout" svg:width="2.258cm" svg:height="0.886cm" svg:x="4.612cm" svg:y="3.189cm">
          <text:p text:style-name="P2"><text:span text:style-name="T14">stag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3;p24" draw:style-name="gr32" draw:text-style-name="P8" draw:layer="layout" svg:width="0.188cm" svg:height="0.365cm" svg:x="6.646cm" svg:y="3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4;p24" draw:style-name="gr1" draw:text-style-name="P1" draw:layer="layout" svg:width="0.482cm" svg:height="0.482cm" svg:x="7.131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5;p24" draw:style-name="gr1" draw:text-style-name="P1" draw:layer="layout" svg:width="4.179cm" svg:height="0.199cm" draw:transform="rotate (0.00174532925199433) translate (7.614cm 4.339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66;p24" draw:style-name="gr32" draw:text-style-name="P8" draw:layer="layout" svg:width="0.195cm" svg:height="0.39cm" svg:x="7.006cm" svg:y="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7;p24" draw:style-name="gr11" draw:text-style-name="P6" draw:layer="layout" svg:width="2.258cm" svg:height="0.886cm" svg:x="4.612cm" svg:y="3.992cm">
          <text:p text:style-name="P2"><text:span text:style-name="T15">cana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8;p24" draw:style-name="gr3" draw:text-style-name="P4" draw:layer="layout" svg:width="0.482cm" svg:height="0.482cm" svg:x="7.501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9;p24" draw:style-name="gr3" draw:text-style-name="P4" draw:layer="layout" svg:width="3.079cm" svg:height="0.199cm" draw:transform="rotate (0.00244346095279206) translate (7.984cm 5.107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70;p24" draw:style-name="gr32" draw:text-style-name="P8" draw:layer="layout" svg:width="0.198cm" svg:height="0.394cm" svg:x="7.373cm" svg:y="4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1;p24" draw:style-name="gr11" draw:text-style-name="P6" draw:layer="layout" svg:width="2.998cm" svg:height="0.886cm" svg:x="4.612cm" svg:y="4.799cm">
          <text:p text:style-name="P2"><text:span text:style-name="T16">produ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72;p24" draw:style-name="gr31" draw:text-style-name="P21" draw:layer="layout" svg:width="0.482cm" svg:height="0.482cm" svg:x="7.481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3;p24" draw:style-name="gr31" draw:text-style-name="P21" draw:layer="layout" svg:width="0.482cm" svg:height="0.482cm" svg:x="8.559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4;p24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5;p24" draw:style-name="gr4" draw:text-style-name="P3" draw:layer="layout" svg:width="0.482cm" svg:height="0.482cm" svg:x="7.823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6;p24" draw:style-name="gr4" draw:text-style-name="P3" draw:layer="layout" svg:width="0.482cm" svg:height="0.482cm" svg:x="8.881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7;p24" draw:style-name="gr31" draw:text-style-name="P21" draw:layer="layout" svg:width="0.482cm" svg:height="0.482cm" svg:x="9.617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8;p24" draw:style-name="gr30" draw:text-style-name="P20" draw:layer="layout" svg:width="0.482cm" svg:height="0.482cm" svg:x="9.04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9;p24" draw:style-name="gr30" draw:text-style-name="P20" draw:layer="layout" svg:width="0.482cm" svg:height="0.482cm" svg:x="10.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0;p24" draw:style-name="gr1" draw:text-style-name="P1" draw:layer="layout" svg:width="0.482cm" svg:height="0.482cm" svg:x="8.189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1;p24" draw:style-name="gr30" draw:text-style-name="P20" draw:layer="layout" svg:width="0.482cm" svg:height="0.482cm" svg:x="11.158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2;p24" draw:style-name="gr31" draw:text-style-name="P21" draw:layer="layout" svg:width="0.482cm" svg:height="0.482cm" svg:x="10.675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3;p24" draw:style-name="gr4" draw:text-style-name="P3" draw:layer="layout" svg:width="0.482cm" svg:height="0.482cm" svg:x="9.939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4;p24" draw:style-name="gr1" draw:text-style-name="P1" draw:layer="layout" svg:width="0.482cm" svg:height="0.482cm" svg:x="9.248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5;p24" draw:style-name="gr3" draw:text-style-name="P4" draw:layer="layout" svg:width="0.482cm" svg:height="0.482cm" svg:x="8.56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6;p24" draw:style-name="gr32" draw:text-style-name="P8" draw:layer="layout" svg:width="0.311cm" svg:height="0.315cm" svg:x="8.969cm" svg:y="2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7;p24" draw:style-name="gr31" draw:text-style-name="P21" draw:layer="layout" svg:width="0.482cm" svg:height="0.482cm" svg:x="11.734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8;p24" draw:style-name="gr32" draw:text-style-name="P8" draw:layer="layout" svg:width="0.404cm" svg:height="0.315cm" svg:x="11.4cm" svg:y="2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9;p24" draw:style-name="gr4" draw:text-style-name="P3" draw:layer="layout" svg:width="0.482cm" svg:height="0.482cm" svg:x="10.998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0;p24" draw:style-name="gr1" draw:text-style-name="P1" draw:layer="layout" svg:width="0.482cm" svg:height="0.482cm" svg:x="10.306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1;p24" draw:style-name="gr3" draw:text-style-name="P4" draw:layer="layout" svg:width="0.482cm" svg:height="0.482cm" svg:x="9.618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2;p24" draw:style-name="gr33" draw:text-style-name="P8" draw:layer="layout" svg:width="0.381cm" svg:height="0.442cm" svg:x="11.557cm" svg:y="3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3;p24" draw:style-name="gr33" draw:text-style-name="P8" draw:layer="layout" svg:width="0.381cm" svg:height="0.442cm" svg:x="10.882cm" svg:y="3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4;p24" draw:style-name="gr33" draw:text-style-name="P8" draw:layer="layout" svg:width="0.381cm" svg:height="0.442cm" svg:x="10.247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5;p24" draw:style-name="gr3" draw:text-style-name="P4" draw:layer="layout" svg:width="0.249cm" svg:height="0.299cm" svg:x="4.10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96;p24" draw:style-name="gr3" draw:text-style-name="P4" draw:layer="layout" svg:width="0.322cm" svg:height="0.319cm" svg:x="3.642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7;p24" draw:style-name="gr3" draw:text-style-name="P4" draw:layer="layout" svg:width="0.249cm" svg:height="0.299cm" svg:x="3.682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598;p24" draw:style-name="gr3" draw:text-style-name="P4" draw:layer="layout" svg:width="0.322cm" svg:height="0.319cm" svg:x="3.218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9;p24" draw:style-name="gr3" draw:text-style-name="P4" draw:layer="layout" svg:width="0.249cm" svg:height="0.299cm" svg:x="3.259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00;p24" draw:style-name="gr3" draw:text-style-name="P4" draw:layer="layout" svg:width="0.322cm" svg:height="0.319cm" svg:x="2.79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1;p24" draw:style-name="gr3" draw:text-style-name="P4" draw:layer="layout" svg:width="0.249cm" svg:height="0.299cm" svg:x="2.83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02;p24" draw:style-name="gr1" draw:text-style-name="P1" draw:layer="layout" svg:width="0.322cm" svg:height="0.319cm" svg:x="4.065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3;p24" draw:style-name="gr1" draw:text-style-name="P1" draw:layer="layout" svg:width="0.249cm" svg:height="0.299cm" svg:x="4.106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04;p24" draw:style-name="gr1" draw:text-style-name="P1" draw:layer="layout" svg:width="0.322cm" svg:height="0.319cm" svg:x="3.642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5;p24" draw:style-name="gr1" draw:text-style-name="P1" draw:layer="layout" svg:width="0.249cm" svg:height="0.299cm" svg:x="3.682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06;p24" draw:style-name="gr1" draw:text-style-name="P1" draw:layer="layout" svg:width="0.322cm" svg:height="0.319cm" svg:x="3.218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7;p24" draw:style-name="gr1" draw:text-style-name="P1" draw:layer="layout" svg:width="0.249cm" svg:height="0.299cm" svg:x="3.259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08;p24" draw:style-name="gr4" draw:text-style-name="P3" draw:layer="layout" svg:width="0.322cm" svg:height="0.319cm" svg:x="4.065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9;p24" draw:style-name="gr4" draw:text-style-name="P3" draw:layer="layout" svg:width="0.249cm" svg:height="0.299cm" svg:x="4.106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10;p24" draw:style-name="gr31" draw:text-style-name="P21" draw:layer="layout" svg:width="0.322cm" svg:height="0.319cm" svg:x="4.065cm" svg:y="2.682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1;p24" draw:style-name="gr31" draw:text-style-name="P21" draw:layer="layout" svg:width="0.249cm" svg:height="0.299cm" svg:x="4.106cm" svg:y="2.517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12;p24" draw:style-name="gr4" draw:text-style-name="P3" draw:layer="layout" svg:width="0.322cm" svg:height="0.319cm" svg:x="3.642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3;p24" draw:style-name="gr4" draw:text-style-name="P3" draw:layer="layout" svg:width="0.249cm" svg:height="0.299cm" svg:x="3.682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14;p24" draw:style-name="gr7" draw:text-style-name="P6" draw:layer="layout" svg:width="1.104cm" svg:height="1.327cm" svg:x="13.392cm" svg:y="2.241cm">
          <text:p text:style-name="P2"><text:span text:style-name="T4">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9;g80b43f4a4c_0_7065:notes" draw:style-name="gr9" draw:layer="layout" svg:width="16.932cm" svg:height="9.524cm" svg:x="1.059cm" svg:y="1.905cm" draw:page-number="12" presentation:class="page"/>
          <draw:frame draw:name="Google Shape;550;g80b43f4a4c_0_706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619;p25" draw:style-name="gr34" draw:text-style-name="P6" draw:layer="layout" svg:width="11.963cm" svg:height="2.497cm" svg:x="2.533cm" svg:y="3.18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0;p25" draw:style-name="gr35" draw:text-style-name="P22" draw:layer="layout" svg:width="14.878cm" svg:height="1.775cm" svg:x="1.388cm" svg:y="1.847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1;p25" draw:style-name="gr3" draw:text-style-name="P4" draw:layer="layout" svg:width="0.322cm" svg:height="0.319cm" svg:x="4.06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2;p25" draw:style-name="gr11" draw:text-style-name="P6" draw:layer="layout" svg:width="3.946cm" svg:height="0.886cm" svg:x="4.612cm" svg:y="1.677cm">
          <text:p text:style-name="P2"><text:span text:style-name="T13">short-lived branc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3;p25" draw:style-name="gr30" draw:text-style-name="P20" draw:layer="layout" svg:width="2.099cm" svg:height="0.199cm" draw:transform="rotate (0.00191986217719376) translate (9.313cm 2.024cm)">
          <text:p text:style-name="P2"/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24;p25" draw:style-name="gr31" draw:text-style-name="P21" draw:layer="layout" svg:width="0.482cm" svg:height="0.482cm" svg:x="6.404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5;p25" draw:style-name="gr31" draw:text-style-name="P21" draw:layer="layout" svg:width="5.799cm" svg:height="0.199cm" draw:transform="rotate (0.000698131700797732) translate (6.886cm 2.732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26;p25" draw:style-name="gr11" draw:text-style-name="P6" draw:layer="layout" svg:width="1.95cm" svg:height="0.886cm" svg:x="4.612cm" svg:y="2.385cm">
          <text:p text:style-name="P2"><text:span text:style-name="T13">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7;p25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8;p25" draw:style-name="gr4" draw:text-style-name="P3" draw:layer="layout" svg:width="5.179cm" svg:height="0.199cm" draw:transform="rotate (0.00139626340159546) translate (7.247cm 3.536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29;p25" draw:style-name="gr11" draw:text-style-name="P6" draw:layer="layout" svg:width="2.258cm" svg:height="0.886cm" svg:x="4.612cm" svg:y="3.189cm">
          <text:p text:style-name="P2"><text:span text:style-name="T14">stag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0;p25" draw:style-name="gr32" draw:text-style-name="P8" draw:layer="layout" svg:width="0.188cm" svg:height="0.365cm" svg:x="6.646cm" svg:y="3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1;p25" draw:style-name="gr1" draw:text-style-name="P1" draw:layer="layout" svg:width="0.482cm" svg:height="0.482cm" svg:x="7.131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2;p25" draw:style-name="gr1" draw:text-style-name="P1" draw:layer="layout" svg:width="4.179cm" svg:height="0.199cm" draw:transform="rotate (0.00174532925199433) translate (7.614cm 4.339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33;p25" draw:style-name="gr32" draw:text-style-name="P8" draw:layer="layout" svg:width="0.195cm" svg:height="0.39cm" svg:x="7.006cm" svg:y="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4;p25" draw:style-name="gr11" draw:text-style-name="P6" draw:layer="layout" svg:width="2.258cm" svg:height="0.886cm" svg:x="4.612cm" svg:y="3.992cm">
          <text:p text:style-name="P2"><text:span text:style-name="T15">cana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5;p25" draw:style-name="gr3" draw:text-style-name="P4" draw:layer="layout" svg:width="0.482cm" svg:height="0.482cm" svg:x="7.501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6;p25" draw:style-name="gr3" draw:text-style-name="P4" draw:layer="layout" svg:width="3.079cm" svg:height="0.199cm" draw:transform="rotate (0.00244346095279206) translate (7.984cm 5.107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37;p25" draw:style-name="gr32" draw:text-style-name="P8" draw:layer="layout" svg:width="0.198cm" svg:height="0.394cm" svg:x="7.373cm" svg:y="4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8;p25" draw:style-name="gr11" draw:text-style-name="P6" draw:layer="layout" svg:width="2.998cm" svg:height="0.886cm" svg:x="4.612cm" svg:y="4.799cm">
          <text:p text:style-name="P2"><text:span text:style-name="T16">produ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9;p25" draw:style-name="gr31" draw:text-style-name="P21" draw:layer="layout" svg:width="0.482cm" svg:height="0.482cm" svg:x="7.481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0;p25" draw:style-name="gr31" draw:text-style-name="P21" draw:layer="layout" svg:width="0.482cm" svg:height="0.482cm" svg:x="8.559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1;p25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2;p25" draw:style-name="gr4" draw:text-style-name="P3" draw:layer="layout" svg:width="0.482cm" svg:height="0.482cm" svg:x="7.823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3;p25" draw:style-name="gr4" draw:text-style-name="P3" draw:layer="layout" svg:width="0.482cm" svg:height="0.482cm" svg:x="8.881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4;p25" draw:style-name="gr31" draw:text-style-name="P21" draw:layer="layout" svg:width="0.482cm" svg:height="0.482cm" svg:x="9.617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5;p25" draw:style-name="gr30" draw:text-style-name="P20" draw:layer="layout" svg:width="0.482cm" svg:height="0.482cm" svg:x="9.04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6;p25" draw:style-name="gr30" draw:text-style-name="P20" draw:layer="layout" svg:width="0.482cm" svg:height="0.482cm" svg:x="10.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7;p25" draw:style-name="gr1" draw:text-style-name="P1" draw:layer="layout" svg:width="0.482cm" svg:height="0.482cm" svg:x="8.189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8;p25" draw:style-name="gr30" draw:text-style-name="P20" draw:layer="layout" svg:width="0.482cm" svg:height="0.482cm" svg:x="11.158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9;p25" draw:style-name="gr31" draw:text-style-name="P21" draw:layer="layout" svg:width="0.482cm" svg:height="0.482cm" svg:x="10.675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0;p25" draw:style-name="gr4" draw:text-style-name="P3" draw:layer="layout" svg:width="0.482cm" svg:height="0.482cm" svg:x="9.939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1;p25" draw:style-name="gr1" draw:text-style-name="P1" draw:layer="layout" svg:width="0.482cm" svg:height="0.482cm" svg:x="9.248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2;p25" draw:style-name="gr3" draw:text-style-name="P4" draw:layer="layout" svg:width="0.482cm" svg:height="0.482cm" svg:x="8.56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3;p25" draw:style-name="gr32" draw:text-style-name="P8" draw:layer="layout" svg:width="0.311cm" svg:height="0.315cm" svg:x="8.969cm" svg:y="2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4;p25" draw:style-name="gr31" draw:text-style-name="P21" draw:layer="layout" svg:width="0.482cm" svg:height="0.482cm" svg:x="11.734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5;p25" draw:style-name="gr32" draw:text-style-name="P8" draw:layer="layout" svg:width="0.404cm" svg:height="0.315cm" svg:x="11.4cm" svg:y="2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6;p25" draw:style-name="gr4" draw:text-style-name="P3" draw:layer="layout" svg:width="0.482cm" svg:height="0.482cm" svg:x="10.998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7;p25" draw:style-name="gr1" draw:text-style-name="P1" draw:layer="layout" svg:width="0.482cm" svg:height="0.482cm" svg:x="10.306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8;p25" draw:style-name="gr3" draw:text-style-name="P4" draw:layer="layout" svg:width="0.482cm" svg:height="0.482cm" svg:x="9.618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9;p25" draw:style-name="gr33" draw:text-style-name="P8" draw:layer="layout" svg:width="0.381cm" svg:height="0.442cm" svg:x="11.557cm" svg:y="3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0;p25" draw:style-name="gr33" draw:text-style-name="P8" draw:layer="layout" svg:width="0.381cm" svg:height="0.442cm" svg:x="10.882cm" svg:y="3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1;p25" draw:style-name="gr33" draw:text-style-name="P8" draw:layer="layout" svg:width="0.381cm" svg:height="0.442cm" svg:x="10.247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2;p25" draw:style-name="gr3" draw:text-style-name="P4" draw:layer="layout" svg:width="0.249cm" svg:height="0.299cm" svg:x="4.10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63;p25" draw:style-name="gr3" draw:text-style-name="P4" draw:layer="layout" svg:width="0.322cm" svg:height="0.319cm" svg:x="3.642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4;p25" draw:style-name="gr3" draw:text-style-name="P4" draw:layer="layout" svg:width="0.249cm" svg:height="0.299cm" svg:x="3.682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65;p25" draw:style-name="gr3" draw:text-style-name="P4" draw:layer="layout" svg:width="0.322cm" svg:height="0.319cm" svg:x="3.218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6;p25" draw:style-name="gr3" draw:text-style-name="P4" draw:layer="layout" svg:width="0.249cm" svg:height="0.299cm" svg:x="3.259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67;p25" draw:style-name="gr3" draw:text-style-name="P4" draw:layer="layout" svg:width="0.322cm" svg:height="0.319cm" svg:x="2.79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8;p25" draw:style-name="gr3" draw:text-style-name="P4" draw:layer="layout" svg:width="0.249cm" svg:height="0.299cm" svg:x="2.83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69;p25" draw:style-name="gr1" draw:text-style-name="P1" draw:layer="layout" svg:width="0.322cm" svg:height="0.319cm" svg:x="4.065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0;p25" draw:style-name="gr1" draw:text-style-name="P1" draw:layer="layout" svg:width="0.249cm" svg:height="0.299cm" svg:x="4.106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71;p25" draw:style-name="gr1" draw:text-style-name="P1" draw:layer="layout" svg:width="0.322cm" svg:height="0.319cm" svg:x="3.642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2;p25" draw:style-name="gr1" draw:text-style-name="P1" draw:layer="layout" svg:width="0.249cm" svg:height="0.299cm" svg:x="3.682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73;p25" draw:style-name="gr1" draw:text-style-name="P1" draw:layer="layout" svg:width="0.322cm" svg:height="0.319cm" svg:x="3.218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4;p25" draw:style-name="gr1" draw:text-style-name="P1" draw:layer="layout" svg:width="0.249cm" svg:height="0.299cm" svg:x="3.259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75;p25" draw:style-name="gr4" draw:text-style-name="P3" draw:layer="layout" svg:width="0.322cm" svg:height="0.319cm" svg:x="4.065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6;p25" draw:style-name="gr4" draw:text-style-name="P3" draw:layer="layout" svg:width="0.249cm" svg:height="0.299cm" svg:x="4.106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77;p25" draw:style-name="gr31" draw:text-style-name="P21" draw:layer="layout" svg:width="0.322cm" svg:height="0.319cm" svg:x="4.065cm" svg:y="2.682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8;p25" draw:style-name="gr31" draw:text-style-name="P21" draw:layer="layout" svg:width="0.249cm" svg:height="0.299cm" svg:x="4.106cm" svg:y="2.517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79;p25" draw:style-name="gr4" draw:text-style-name="P3" draw:layer="layout" svg:width="0.322cm" svg:height="0.319cm" svg:x="3.642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0;p25" draw:style-name="gr4" draw:text-style-name="P3" draw:layer="layout" svg:width="0.249cm" svg:height="0.299cm" svg:x="3.682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681;p25" draw:style-name="gr7" draw:text-style-name="P6" draw:layer="layout" svg:width="1.234cm" svg:height="1.327cm" svg:x="13.262cm" svg:y="3.934cm">
          <text:p text:style-name="P2"><text:span text:style-name="T4">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6;g80b43f4a4c_0_7137:notes" draw:style-name="gr9" draw:layer="layout" svg:width="16.932cm" svg:height="9.524cm" svg:x="1.059cm" svg:y="1.905cm" draw:page-number="13" presentation:class="page"/>
          <draw:frame draw:name="Google Shape;617;g80b43f4a4c_0_7137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686;p26" draw:style-name="gr34" draw:text-style-name="P6" draw:layer="layout" svg:width="11.963cm" svg:height="2.315cm" svg:x="2.533cm" svg:y="1.677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7;p26" draw:style-name="gr35" draw:text-style-name="P22" draw:layer="layout" svg:width="14.878cm" svg:height="1.671cm" svg:x="1.388cm" svg:y="3.64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8;p26" draw:style-name="gr11" draw:text-style-name="P6" draw:layer="layout" svg:width="3.946cm" svg:height="0.886cm" svg:x="4.612cm" svg:y="1.677cm">
          <text:p text:style-name="P2"><text:span text:style-name="T13">short-lived branc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9;p26" draw:style-name="gr30" draw:text-style-name="P20" draw:layer="layout" svg:width="2.099cm" svg:height="0.199cm" draw:transform="rotate (0.00191986217719376) translate (9.313cm 2.024cm)">
          <text:p text:style-name="P2"/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0;p26" draw:style-name="gr31" draw:text-style-name="P21" draw:layer="layout" svg:width="0.482cm" svg:height="0.482cm" svg:x="6.404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1;p26" draw:style-name="gr31" draw:text-style-name="P21" draw:layer="layout" svg:width="5.799cm" svg:height="0.199cm" draw:transform="rotate (0.000698131700797732) translate (6.886cm 2.732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2;p26" draw:style-name="gr11" draw:text-style-name="P6" draw:layer="layout" svg:width="1.95cm" svg:height="0.886cm" svg:x="4.612cm" svg:y="2.385cm">
          <text:p text:style-name="P2"><text:span text:style-name="T13">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3;p26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4;p26" draw:style-name="gr4" draw:text-style-name="P3" draw:layer="layout" svg:width="5.179cm" svg:height="0.199cm" draw:transform="rotate (0.00139626340159546) translate (7.247cm 3.536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5;p26" draw:style-name="gr11" draw:text-style-name="P6" draw:layer="layout" svg:width="2.258cm" svg:height="0.886cm" svg:x="4.612cm" svg:y="3.189cm">
          <text:p text:style-name="P2"><text:span text:style-name="T14">stag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6;p26" draw:style-name="gr32" draw:text-style-name="P8" draw:layer="layout" svg:width="0.188cm" svg:height="0.365cm" svg:x="6.646cm" svg:y="3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7;p26" draw:style-name="gr31" draw:text-style-name="P21" draw:layer="layout" svg:width="0.482cm" svg:height="0.482cm" svg:x="7.481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8;p26" draw:style-name="gr31" draw:text-style-name="P21" draw:layer="layout" svg:width="0.482cm" svg:height="0.482cm" svg:x="8.559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9;p26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0;p26" draw:style-name="gr4" draw:text-style-name="P3" draw:layer="layout" svg:width="0.482cm" svg:height="0.482cm" svg:x="7.823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1;p26" draw:style-name="gr4" draw:text-style-name="P3" draw:layer="layout" svg:width="0.482cm" svg:height="0.482cm" svg:x="8.881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2;p26" draw:style-name="gr31" draw:text-style-name="P21" draw:layer="layout" svg:width="0.482cm" svg:height="0.482cm" svg:x="9.617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3;p26" draw:style-name="gr30" draw:text-style-name="P20" draw:layer="layout" svg:width="0.482cm" svg:height="0.482cm" svg:x="9.04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4;p26" draw:style-name="gr30" draw:text-style-name="P20" draw:layer="layout" svg:width="0.482cm" svg:height="0.482cm" svg:x="10.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5;p26" draw:style-name="gr30" draw:text-style-name="P20" draw:layer="layout" svg:width="0.482cm" svg:height="0.482cm" svg:x="11.158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6;p26" draw:style-name="gr31" draw:text-style-name="P21" draw:layer="layout" svg:width="0.482cm" svg:height="0.482cm" svg:x="10.675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7;p26" draw:style-name="gr4" draw:text-style-name="P3" draw:layer="layout" svg:width="0.482cm" svg:height="0.482cm" svg:x="9.939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8;p26" draw:style-name="gr32" draw:text-style-name="P8" draw:layer="layout" svg:width="0.311cm" svg:height="0.315cm" svg:x="8.969cm" svg:y="2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9;p26" draw:style-name="gr31" draw:text-style-name="P21" draw:layer="layout" svg:width="0.482cm" svg:height="0.482cm" svg:x="11.734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0;p26" draw:style-name="gr32" draw:text-style-name="P8" draw:layer="layout" svg:width="0.404cm" svg:height="0.315cm" svg:x="11.4cm" svg:y="2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1;p26" draw:style-name="gr4" draw:text-style-name="P3" draw:layer="layout" svg:width="0.482cm" svg:height="0.482cm" svg:x="10.998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2;p26" draw:style-name="gr33" draw:text-style-name="P8" draw:layer="layout" svg:width="0.381cm" svg:height="0.442cm" svg:x="11.557cm" svg:y="3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3;p26" draw:style-name="gr4" draw:text-style-name="P3" draw:layer="layout" svg:width="0.322cm" svg:height="0.319cm" svg:x="4.065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14;p26" draw:style-name="gr4" draw:text-style-name="P3" draw:layer="layout" svg:width="0.249cm" svg:height="0.299cm" svg:x="4.106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15;p26" draw:style-name="gr31" draw:text-style-name="P21" draw:layer="layout" svg:width="0.322cm" svg:height="0.319cm" svg:x="4.065cm" svg:y="2.682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16;p26" draw:style-name="gr31" draw:text-style-name="P21" draw:layer="layout" svg:width="0.249cm" svg:height="0.299cm" svg:x="4.106cm" svg:y="2.517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17;p26" draw:style-name="gr4" draw:text-style-name="P3" draw:layer="layout" svg:width="0.322cm" svg:height="0.319cm" svg:x="3.642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18;p26" draw:style-name="gr4" draw:text-style-name="P3" draw:layer="layout" svg:width="0.249cm" svg:height="0.299cm" svg:x="3.682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19;p26" draw:style-name="gr7" draw:text-style-name="P6" draw:layer="layout" svg:width="1.104cm" svg:height="1.327cm" svg:x="13.392cm" svg:y="2.241cm">
          <text:p text:style-name="P2"><text:span text:style-name="T4">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3;g89221094b8_0_0:notes" draw:style-name="gr9" draw:layer="layout" svg:width="16.932cm" svg:height="9.524cm" svg:x="1.059cm" svg:y="1.905cm" draw:page-number="14" presentation:class="page"/>
          <draw:frame draw:name="Google Shape;684;g89221094b8_0_0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724;p27" draw:style-name="gr34" draw:text-style-name="P6" draw:layer="layout" svg:width="11.963cm" svg:height="2.497cm" svg:x="2.533cm" svg:y="3.18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5;p27" draw:style-name="gr35" draw:text-style-name="P22" draw:layer="layout" svg:width="14.878cm" svg:height="1.775cm" svg:x="1.388cm" svg:y="1.847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6;p27" draw:style-name="gr3" draw:text-style-name="P4" draw:layer="layout" svg:width="0.322cm" svg:height="0.319cm" svg:x="4.06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27;p27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8;p27" draw:style-name="gr4" draw:text-style-name="P3" draw:layer="layout" svg:width="5.179cm" svg:height="0.199cm" draw:transform="rotate (0.00139626340159546) translate (7.247cm 3.536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29;p27" draw:style-name="gr11" draw:text-style-name="P6" draw:layer="layout" svg:width="2.258cm" svg:height="0.886cm" svg:x="4.612cm" svg:y="3.189cm">
          <text:p text:style-name="P2"><text:span text:style-name="T14">stag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30;p27" draw:style-name="gr1" draw:text-style-name="P1" draw:layer="layout" svg:width="0.482cm" svg:height="0.482cm" svg:x="7.131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1;p27" draw:style-name="gr1" draw:text-style-name="P1" draw:layer="layout" svg:width="4.179cm" svg:height="0.199cm" draw:transform="rotate (0.00174532925199433) translate (7.614cm 4.339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32;p27" draw:style-name="gr32" draw:text-style-name="P8" draw:layer="layout" svg:width="0.195cm" svg:height="0.39cm" svg:x="7.006cm" svg:y="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3;p27" draw:style-name="gr11" draw:text-style-name="P6" draw:layer="layout" svg:width="2.258cm" svg:height="0.886cm" svg:x="4.612cm" svg:y="3.992cm">
          <text:p text:style-name="P2"><text:span text:style-name="T15">cana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34;p27" draw:style-name="gr3" draw:text-style-name="P4" draw:layer="layout" svg:width="0.482cm" svg:height="0.482cm" svg:x="7.501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5;p27" draw:style-name="gr3" draw:text-style-name="P4" draw:layer="layout" svg:width="3.079cm" svg:height="0.199cm" draw:transform="rotate (0.00244346095279206) translate (7.984cm 5.107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36;p27" draw:style-name="gr32" draw:text-style-name="P8" draw:layer="layout" svg:width="0.198cm" svg:height="0.394cm" svg:x="7.373cm" svg:y="4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7;p27" draw:style-name="gr11" draw:text-style-name="P6" draw:layer="layout" svg:width="2.998cm" svg:height="0.886cm" svg:x="4.612cm" svg:y="4.799cm">
          <text:p text:style-name="P2"><text:span text:style-name="T16">produ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38;p27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9;p27" draw:style-name="gr4" draw:text-style-name="P3" draw:layer="layout" svg:width="0.482cm" svg:height="0.482cm" svg:x="7.823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0;p27" draw:style-name="gr4" draw:text-style-name="P3" draw:layer="layout" svg:width="0.482cm" svg:height="0.482cm" svg:x="8.881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1;p27" draw:style-name="gr1" draw:text-style-name="P1" draw:layer="layout" svg:width="0.482cm" svg:height="0.482cm" svg:x="8.189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2;p27" draw:style-name="gr4" draw:text-style-name="P3" draw:layer="layout" svg:width="0.482cm" svg:height="0.482cm" svg:x="9.939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3;p27" draw:style-name="gr1" draw:text-style-name="P1" draw:layer="layout" svg:width="0.482cm" svg:height="0.482cm" svg:x="9.248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4;p27" draw:style-name="gr3" draw:text-style-name="P4" draw:layer="layout" svg:width="0.482cm" svg:height="0.482cm" svg:x="8.56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5;p27" draw:style-name="gr4" draw:text-style-name="P3" draw:layer="layout" svg:width="0.482cm" svg:height="0.482cm" svg:x="10.998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6;p27" draw:style-name="gr1" draw:text-style-name="P1" draw:layer="layout" svg:width="0.482cm" svg:height="0.482cm" svg:x="10.306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7;p27" draw:style-name="gr3" draw:text-style-name="P4" draw:layer="layout" svg:width="0.482cm" svg:height="0.482cm" svg:x="9.618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8;p27" draw:style-name="gr33" draw:text-style-name="P8" draw:layer="layout" svg:width="0.381cm" svg:height="0.442cm" svg:x="10.882cm" svg:y="3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9;p27" draw:style-name="gr33" draw:text-style-name="P8" draw:layer="layout" svg:width="0.381cm" svg:height="0.442cm" svg:x="10.247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0;p27" draw:style-name="gr3" draw:text-style-name="P4" draw:layer="layout" svg:width="0.249cm" svg:height="0.299cm" svg:x="4.10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51;p27" draw:style-name="gr3" draw:text-style-name="P4" draw:layer="layout" svg:width="0.322cm" svg:height="0.319cm" svg:x="3.642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2;p27" draw:style-name="gr3" draw:text-style-name="P4" draw:layer="layout" svg:width="0.249cm" svg:height="0.299cm" svg:x="3.682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53;p27" draw:style-name="gr3" draw:text-style-name="P4" draw:layer="layout" svg:width="0.322cm" svg:height="0.319cm" svg:x="3.218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4;p27" draw:style-name="gr3" draw:text-style-name="P4" draw:layer="layout" svg:width="0.249cm" svg:height="0.299cm" svg:x="3.259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55;p27" draw:style-name="gr3" draw:text-style-name="P4" draw:layer="layout" svg:width="0.322cm" svg:height="0.319cm" svg:x="2.79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6;p27" draw:style-name="gr3" draw:text-style-name="P4" draw:layer="layout" svg:width="0.249cm" svg:height="0.299cm" svg:x="2.83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57;p27" draw:style-name="gr1" draw:text-style-name="P1" draw:layer="layout" svg:width="0.322cm" svg:height="0.319cm" svg:x="4.065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8;p27" draw:style-name="gr1" draw:text-style-name="P1" draw:layer="layout" svg:width="0.249cm" svg:height="0.299cm" svg:x="4.106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59;p27" draw:style-name="gr1" draw:text-style-name="P1" draw:layer="layout" svg:width="0.322cm" svg:height="0.319cm" svg:x="3.642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0;p27" draw:style-name="gr1" draw:text-style-name="P1" draw:layer="layout" svg:width="0.249cm" svg:height="0.299cm" svg:x="3.682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61;p27" draw:style-name="gr1" draw:text-style-name="P1" draw:layer="layout" svg:width="0.322cm" svg:height="0.319cm" svg:x="3.218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2;p27" draw:style-name="gr1" draw:text-style-name="P1" draw:layer="layout" svg:width="0.249cm" svg:height="0.299cm" svg:x="3.259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63;p27" draw:style-name="gr4" draw:text-style-name="P3" draw:layer="layout" svg:width="0.322cm" svg:height="0.319cm" svg:x="4.065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4;p27" draw:style-name="gr4" draw:text-style-name="P3" draw:layer="layout" svg:width="0.249cm" svg:height="0.299cm" svg:x="4.106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65;p27" draw:style-name="gr4" draw:text-style-name="P3" draw:layer="layout" svg:width="0.322cm" svg:height="0.319cm" svg:x="3.642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6;p27" draw:style-name="gr4" draw:text-style-name="P3" draw:layer="layout" svg:width="0.249cm" svg:height="0.299cm" svg:x="3.682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767;p27" draw:style-name="gr7" draw:text-style-name="P6" draw:layer="layout" svg:width="1.234cm" svg:height="1.327cm" svg:x="13.262cm" svg:y="3.934cm">
          <text:p text:style-name="P2"><text:span text:style-name="T4">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1;g89221094b8_0_66:notes" draw:style-name="gr9" draw:layer="layout" svg:width="16.932cm" svg:height="9.524cm" svg:x="1.059cm" svg:y="1.905cm" draw:page-number="15" presentation:class="page"/>
          <draw:frame draw:name="Google Shape;722;g89221094b8_0_66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772;p28" draw:style-name="gr34" draw:text-style-name="P6" draw:layer="layout" svg:width="11.963cm" svg:height="1.967cm" svg:x="2.533cm" svg:y="1.677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3;p28" draw:style-name="gr34" draw:text-style-name="P6" draw:layer="layout" svg:width="11.963cm" svg:height="2.042cm" svg:x="2.533cm" svg:y="3.64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4;p28" draw:style-name="gr36" draw:text-style-name="P22" draw:layer="layout" svg:width="14.878cm" svg:height="1.075cm" svg:x="1.388cm" svg:y="3.096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28" draw:style-name="gr3" draw:text-style-name="P4" draw:layer="layout" svg:width="0.322cm" svg:height="0.319cm" svg:x="4.06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76;p28" draw:style-name="gr11" draw:text-style-name="P6" draw:layer="layout" svg:width="3.946cm" svg:height="0.886cm" svg:x="4.612cm" svg:y="1.677cm">
          <text:p text:style-name="P2"><text:span text:style-name="T13">short-lived branc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77;p28" draw:style-name="gr30" draw:text-style-name="P20" draw:layer="layout" svg:width="2.099cm" svg:height="0.199cm" draw:transform="rotate (0.00191986217719376) translate (9.313cm 2.024cm)">
          <text:p text:style-name="P2"/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78;p28" draw:style-name="gr31" draw:text-style-name="P21" draw:layer="layout" svg:width="0.482cm" svg:height="0.482cm" svg:x="6.404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9;p28" draw:style-name="gr31" draw:text-style-name="P21" draw:layer="layout" svg:width="5.799cm" svg:height="0.199cm" draw:transform="rotate (0.000698131700797732) translate (6.886cm 2.732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80;p28" draw:style-name="gr11" draw:text-style-name="P6" draw:layer="layout" svg:width="1.95cm" svg:height="0.886cm" svg:x="4.612cm" svg:y="2.385cm">
          <text:p text:style-name="P2"><text:span text:style-name="T13">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81;p28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2;p28" draw:style-name="gr4" draw:text-style-name="P3" draw:layer="layout" svg:width="5.179cm" svg:height="0.199cm" draw:transform="rotate (0.00139626340159546) translate (7.247cm 3.536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83;p28" draw:style-name="gr11" draw:text-style-name="P6" draw:layer="layout" svg:width="2.258cm" svg:height="0.886cm" svg:x="4.612cm" svg:y="3.189cm">
          <text:p text:style-name="P2"><text:span text:style-name="T14">stag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84;p28" draw:style-name="gr32" draw:text-style-name="P8" draw:layer="layout" svg:width="0.188cm" svg:height="0.365cm" svg:x="6.646cm" svg:y="3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5;p28" draw:style-name="gr1" draw:text-style-name="P1" draw:layer="layout" svg:width="0.482cm" svg:height="0.482cm" svg:x="7.131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6;p28" draw:style-name="gr1" draw:text-style-name="P1" draw:layer="layout" svg:width="4.179cm" svg:height="0.199cm" draw:transform="rotate (0.00174532925199433) translate (7.614cm 4.339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87;p28" draw:style-name="gr32" draw:text-style-name="P8" draw:layer="layout" svg:width="0.195cm" svg:height="0.39cm" svg:x="7.006cm" svg:y="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8;p28" draw:style-name="gr11" draw:text-style-name="P6" draw:layer="layout" svg:width="2.258cm" svg:height="0.886cm" svg:x="4.612cm" svg:y="3.992cm">
          <text:p text:style-name="P2"><text:span text:style-name="T15">cana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89;p28" draw:style-name="gr3" draw:text-style-name="P4" draw:layer="layout" svg:width="0.482cm" svg:height="0.482cm" svg:x="7.501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0;p28" draw:style-name="gr3" draw:text-style-name="P4" draw:layer="layout" svg:width="3.079cm" svg:height="0.199cm" draw:transform="rotate (0.00244346095279206) translate (7.984cm 5.107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91;p28" draw:style-name="gr32" draw:text-style-name="P8" draw:layer="layout" svg:width="0.198cm" svg:height="0.394cm" svg:x="7.373cm" svg:y="4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2;p28" draw:style-name="gr11" draw:text-style-name="P6" draw:layer="layout" svg:width="2.998cm" svg:height="0.886cm" svg:x="4.612cm" svg:y="4.799cm">
          <text:p text:style-name="P2"><text:span text:style-name="T16">produ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93;p28" draw:style-name="gr31" draw:text-style-name="P21" draw:layer="layout" svg:width="0.482cm" svg:height="0.482cm" svg:x="7.481cm" svg:y="2.6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4;p28" draw:style-name="gr31" draw:text-style-name="P21" draw:layer="layout" svg:width="0.482cm" svg:height="0.482cm" svg:x="8.559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5;p28" draw:style-name="gr4" draw:text-style-name="P3" draw:layer="layout" svg:width="0.482cm" svg:height="0.482cm" svg:x="6.764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6;p28" draw:style-name="gr4" draw:text-style-name="P3" draw:layer="layout" svg:width="0.482cm" svg:height="0.482cm" svg:x="7.823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7;p28" draw:style-name="gr4" draw:text-style-name="P3" draw:layer="layout" svg:width="0.482cm" svg:height="0.482cm" svg:x="8.881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8;p28" draw:style-name="gr31" draw:text-style-name="P21" draw:layer="layout" svg:width="0.482cm" svg:height="0.482cm" svg:x="9.617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9;p28" draw:style-name="gr30" draw:text-style-name="P20" draw:layer="layout" svg:width="0.482cm" svg:height="0.482cm" svg:x="9.04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0;p28" draw:style-name="gr30" draw:text-style-name="P20" draw:layer="layout" svg:width="0.482cm" svg:height="0.482cm" svg:x="10.1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1;p28" draw:style-name="gr1" draw:text-style-name="P1" draw:layer="layout" svg:width="0.482cm" svg:height="0.482cm" svg:x="8.189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2;p28" draw:style-name="gr30" draw:text-style-name="P20" draw:layer="layout" svg:width="0.482cm" svg:height="0.482cm" svg:x="11.158cm" svg:y="1.87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3;p28" draw:style-name="gr31" draw:text-style-name="P21" draw:layer="layout" svg:width="0.482cm" svg:height="0.482cm" svg:x="10.675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4;p28" draw:style-name="gr4" draw:text-style-name="P3" draw:layer="layout" svg:width="0.482cm" svg:height="0.482cm" svg:x="9.939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5;p28" draw:style-name="gr1" draw:text-style-name="P1" draw:layer="layout" svg:width="0.482cm" svg:height="0.482cm" svg:x="9.248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6;p28" draw:style-name="gr3" draw:text-style-name="P4" draw:layer="layout" svg:width="0.482cm" svg:height="0.482cm" svg:x="8.56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7;p28" draw:style-name="gr32" draw:text-style-name="P8" draw:layer="layout" svg:width="0.311cm" svg:height="0.315cm" svg:x="8.969cm" svg:y="2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08;p28" draw:style-name="gr31" draw:text-style-name="P21" draw:layer="layout" svg:width="0.482cm" svg:height="0.482cm" svg:x="11.734cm" svg:y="2.60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9;p28" draw:style-name="gr32" draw:text-style-name="P8" draw:layer="layout" svg:width="0.404cm" svg:height="0.315cm" svg:x="11.4cm" svg:y="2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0;p28" draw:style-name="gr4" draw:text-style-name="P3" draw:layer="layout" svg:width="0.482cm" svg:height="0.482cm" svg:x="10.998cm" svg:y="3.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1;p28" draw:style-name="gr1" draw:text-style-name="P1" draw:layer="layout" svg:width="0.482cm" svg:height="0.482cm" svg:x="10.306cm" svg:y="4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2;p28" draw:style-name="gr3" draw:text-style-name="P4" draw:layer="layout" svg:width="0.482cm" svg:height="0.482cm" svg:x="9.618cm" svg:y="5.00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3;p28" draw:style-name="gr33" draw:text-style-name="P8" draw:layer="layout" svg:width="0.381cm" svg:height="0.442cm" svg:x="11.557cm" svg:y="3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4;p28" draw:style-name="gr33" draw:text-style-name="P8" draw:layer="layout" svg:width="0.381cm" svg:height="0.442cm" svg:x="10.882cm" svg:y="3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5;p28" draw:style-name="gr33" draw:text-style-name="P8" draw:layer="layout" svg:width="0.381cm" svg:height="0.442cm" svg:x="10.247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6;p28" draw:style-name="gr3" draw:text-style-name="P4" draw:layer="layout" svg:width="0.249cm" svg:height="0.299cm" svg:x="4.10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17;p28" draw:style-name="gr3" draw:text-style-name="P4" draw:layer="layout" svg:width="0.322cm" svg:height="0.319cm" svg:x="3.642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18;p28" draw:style-name="gr3" draw:text-style-name="P4" draw:layer="layout" svg:width="0.249cm" svg:height="0.299cm" svg:x="3.682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19;p28" draw:style-name="gr3" draw:text-style-name="P4" draw:layer="layout" svg:width="0.322cm" svg:height="0.319cm" svg:x="3.218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20;p28" draw:style-name="gr3" draw:text-style-name="P4" draw:layer="layout" svg:width="0.249cm" svg:height="0.299cm" svg:x="3.259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21;p28" draw:style-name="gr3" draw:text-style-name="P4" draw:layer="layout" svg:width="0.322cm" svg:height="0.319cm" svg:x="2.795cm" svg:y="5.16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22;p28" draw:style-name="gr3" draw:text-style-name="P4" draw:layer="layout" svg:width="0.249cm" svg:height="0.299cm" svg:x="2.836cm" svg:y="4.998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23;p28" draw:style-name="gr1" draw:text-style-name="P1" draw:layer="layout" svg:width="0.322cm" svg:height="0.319cm" svg:x="4.065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24;p28" draw:style-name="gr1" draw:text-style-name="P1" draw:layer="layout" svg:width="0.249cm" svg:height="0.299cm" svg:x="4.106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25;p28" draw:style-name="gr1" draw:text-style-name="P1" draw:layer="layout" svg:width="0.322cm" svg:height="0.319cm" svg:x="3.642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26;p28" draw:style-name="gr1" draw:text-style-name="P1" draw:layer="layout" svg:width="0.249cm" svg:height="0.299cm" svg:x="3.682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27;p28" draw:style-name="gr1" draw:text-style-name="P1" draw:layer="layout" svg:width="0.322cm" svg:height="0.319cm" svg:x="3.218cm" svg:y="4.336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28;p28" draw:style-name="gr1" draw:text-style-name="P1" draw:layer="layout" svg:width="0.249cm" svg:height="0.299cm" svg:x="3.259cm" svg:y="4.171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29;p28" draw:style-name="gr4" draw:text-style-name="P3" draw:layer="layout" svg:width="0.322cm" svg:height="0.319cm" svg:x="4.065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0;p28" draw:style-name="gr4" draw:text-style-name="P3" draw:layer="layout" svg:width="0.249cm" svg:height="0.299cm" svg:x="4.106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31;p28" draw:style-name="gr31" draw:text-style-name="P21" draw:layer="layout" svg:width="0.322cm" svg:height="0.319cm" svg:x="4.065cm" svg:y="2.682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2;p28" draw:style-name="gr31" draw:text-style-name="P21" draw:layer="layout" svg:width="0.249cm" svg:height="0.299cm" svg:x="4.106cm" svg:y="2.517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33;p28" draw:style-name="gr4" draw:text-style-name="P3" draw:layer="layout" svg:width="0.322cm" svg:height="0.319cm" svg:x="3.642cm" svg:y="3.509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4;p28" draw:style-name="gr4" draw:text-style-name="P3" draw:layer="layout" svg:width="0.249cm" svg:height="0.299cm" svg:x="3.682cm" svg:y="3.344cm">
          <text:p text:style-name="P2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835;p28" draw:style-name="gr7" draw:text-style-name="P6" draw:layer="layout" svg:width="1.234cm" svg:height="1.327cm" svg:x="13.262cm" svg:y="3.934cm">
          <text:p text:style-name="P2"><text:span text:style-name="T4">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6;p28" draw:style-name="gr7" draw:text-style-name="P6" draw:layer="layout" svg:width="1.104cm" svg:height="1.327cm" svg:x="13.392cm" svg:y="2.241cm">
          <text:p text:style-name="P2"><text:span text:style-name="T4">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9;g80b43f4a4c_0_7202:notes" draw:style-name="gr9" draw:layer="layout" svg:width="16.932cm" svg:height="9.524cm" svg:x="1.059cm" svg:y="1.905cm" draw:page-number="16" presentation:class="page"/>
          <draw:frame draw:name="Google Shape;770;g80b43f4a4c_0_7202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841;p29" draw:style-name="gr37" draw:text-style-name="P23" draw:layer="layout" svg:width="5.439cm" svg:height="0.37cm" svg:x="13.434cm" svg:y="8.57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842;p29">
          <draw:custom-shape draw:name="Google Shape;843;p29" draw:style-name="gr38" draw:text-style-name="P8" draw:layer="layout" svg:width="0.001cm" svg:height="0.997cm" svg:x="13.449cm" svg:y="7.9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44;p29" draw:style-name="gr39" draw:text-style-name="P24" draw:layer="layout" svg:width="0.256cm" svg:height="0.256cm" svg:x="13.32cm" svg:y="7.798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845;p29" draw:style-name="gr4" draw:text-style-name="P3" draw:layer="layout" svg:width="2.76cm" svg:height="0.37cm" svg:x="2.555cm" svg:y="8.57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846;p29">
          <draw:custom-shape draw:name="Google Shape;847;p29" draw:style-name="gr38" draw:text-style-name="P8" draw:layer="layout" svg:width="0.001cm" svg:height="0.997cm" svg:x="2.54cm" svg:y="7.9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48;p29" draw:style-name="gr39" draw:text-style-name="P24" draw:layer="layout" svg:width="0.256cm" svg:height="0.256cm" svg:x="2.411cm" svg:y="7.798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849;p29" draw:style-name="gr3" draw:text-style-name="P4" draw:layer="layout" svg:width="8.118cm" svg:height="0.37cm" svg:x="5.315cm" svg:y="8.57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850;p29">
          <draw:custom-shape draw:name="Google Shape;851;p29" draw:style-name="gr4" draw:text-style-name="P3" draw:layer="layout" svg:width="2.071cm" svg:height="0.37cm" svg:x="2.555cm" svg:y="8.574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52;p29">
            <draw:custom-shape draw:name="Google Shape;853;p29" draw:style-name="gr38" draw:text-style-name="P8" draw:layer="layout" svg:width="0.001cm" svg:height="0.997cm" svg:x="2.54cm" svg:y="7.94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854;p29" draw:style-name="gr39" draw:text-style-name="P24" draw:layer="layout" svg:width="0.256cm" svg:height="0.256cm" svg:x="2.411cm" svg:y="7.798cm">
              <text:p text:style-name="P2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855;p29" draw:style-name="gr7" draw:text-style-name="P6" draw:layer="layout" svg:width="5.266cm" svg:height="1.031cm" svg:x="2.327cm" svg:y="7.701cm">
          <text:p text:style-name="P25"><text:span text:style-name="T3">Mean time to recov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6;p29" draw:style-name="gr7" draw:text-style-name="P6" draw:layer="layout" svg:width="5.266cm" svg:height="1.031cm" svg:x="4.971cm" svg:y="8.832cm">
          <text:p text:style-name="P25"><text:span text:style-name="T3">Mean time to rep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7;p29" draw:style-name="gr7" draw:text-style-name="P6" draw:layer="layout" svg:width="5.266cm" svg:height="1.031cm" svg:x="2.69cm" svg:y="10.3cm">
          <text:p text:style-name="P25"><text:span text:style-name="T3">Mean time to resol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858;p29">
          <draw:custom-shape draw:name="Google Shape;859;p29" draw:style-name="gr38" draw:text-style-name="P8" draw:layer="layout" svg:width="0.001cm" svg:height="0.997cm" draw:transform="rotate (-3.14159265358979) translate (5.324cm 9.57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0;p29" draw:style-name="gr39" draw:text-style-name="P24" draw:layer="layout" svg:width="0.256cm" svg:height="0.256cm" draw:transform="rotate (-3.14159265358979) translate (5.452cm 9.718cm)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861;p29" draw:style-name="gr40" draw:text-style-name="P26" draw:layer="layout" svg:width="16.319cm" svg:height="0.37cm" svg:x="2.555cm" svg:y="10.09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862;p29">
          <draw:custom-shape draw:name="Google Shape;863;p29" draw:style-name="gr38" draw:text-style-name="P8" draw:layer="layout" svg:width="0.001cm" svg:height="0.997cm" svg:x="2.572cm" svg:y="9.4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4;p29" draw:style-name="gr39" draw:text-style-name="P24" draw:layer="layout" svg:width="0.256cm" svg:height="0.256cm" draw:transform="rotate (-3.14159265358979) translate (2.7cm 9.564cm)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865;p29">
          <draw:custom-shape draw:name="Google Shape;866;p29" draw:style-name="gr38" draw:text-style-name="P8" draw:layer="layout" svg:width="0.001cm" svg:height="0.997cm" draw:transform="rotate (-3.14159265358979) translate (13.449cm 9.57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7;p29" draw:style-name="gr39" draw:text-style-name="P24" draw:layer="layout" svg:width="0.256cm" svg:height="0.256cm" draw:transform="rotate (-3.14159265358979) translate (13.577cm 9.718cm)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868;p29" draw:style-name="gr38" draw:text-style-name="P8" draw:layer="layout" svg:width="0.001cm" svg:height="4.725cm" svg:x="18.874cm" svg:y="5.72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38;g80b43f4a4c_0_7272:notes" draw:style-name="gr9" draw:layer="layout" svg:width="16.932cm" svg:height="9.524cm" svg:x="1.059cm" svg:y="1.905cm" draw:page-number="17" presentation:class="page"/>
          <draw:frame draw:name="Google Shape;839;g80b43f4a4c_0_7272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873;p30" draw:style-name="gr7" draw:text-style-name="P6" draw:layer="layout" svg:width="5.266cm" svg:height="1.031cm" svg:x="2.598cm" svg:y="7.701cm">
          <text:p text:style-name="P25"><text:span text:style-name="T3">Mean time to recov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4;p30" draw:style-name="gr41" draw:text-style-name="P27" draw:layer="layout" svg:width="5.439cm" svg:height="0.37cm" svg:x="13.434cm" svg:y="8.57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5;p30" draw:style-name="gr4" draw:text-style-name="P3" draw:layer="layout" svg:width="2.619cm" svg:height="0.37cm" svg:x="2.555cm" svg:y="8.57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6;p30" draw:style-name="gr3" draw:text-style-name="P4" draw:layer="layout" svg:width="8.259cm" svg:height="0.37cm" svg:x="5.175cm" svg:y="8.57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7;p30" draw:style-name="gr7" draw:text-style-name="P6" draw:layer="layout" svg:width="5.266cm" svg:height="1.031cm" svg:x="5.089cm" svg:y="8.832cm">
          <text:p text:style-name="P25"><text:span text:style-name="T3">Mean time to rep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8;p30" draw:style-name="gr7" draw:text-style-name="P6" draw:layer="layout" svg:width="5.266cm" svg:height="1.031cm" svg:x="2.384cm" svg:y="10.307cm">
          <text:p text:style-name="P25"><text:span text:style-name="T3">Mean time to resol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9;p30" draw:style-name="gr40" draw:text-style-name="P26" draw:layer="layout" svg:width="16.319cm" svg:height="0.37cm" svg:x="2.555cm" svg:y="10.09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0;p30" draw:style-name="gr38" draw:text-style-name="P8" draw:layer="layout" svg:width="0.001cm" svg:height="4.725cm" svg:x="18.874cm" svg:y="5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1;p30" draw:style-name="gr42" draw:text-style-name="P8" draw:layer="layout" svg:width="0.007cm" svg:height="3.583cm" svg:x="5.173cm" svg:y="6.8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2;p30" draw:style-name="gr38" draw:text-style-name="P8" draw:layer="layout" svg:width="0.001cm" svg:height="4.725cm" svg:x="2.576cm" svg:y="5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3;p30" draw:style-name="gr7" draw:text-style-name="P6" draw:layer="layout" svg:width="5.266cm" svg:height="1.031cm" svg:x="2.233cm" svg:y="4.989cm">
          <text:p text:style-name="P28"><text:span text:style-name="T17">Outage sta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4;p30" draw:style-name="gr7" draw:text-style-name="P6" draw:layer="layout" svg:width="5.266cm" svg:height="1.031cm" svg:x="5.039cm" svg:y="6.047cm">
          <text:p text:style-name="P28"><text:span text:style-name="T17">Repair sta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5;p30" draw:style-name="gr42" draw:text-style-name="P8" draw:layer="layout" svg:width="0.007cm" svg:height="3.583cm" svg:x="13.428cm" svg:y="6.8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6;p30" draw:style-name="gr7" draw:text-style-name="P6" draw:layer="layout" svg:width="5.266cm" svg:height="1.031cm" svg:x="8.433cm" svg:y="6.047cm">
          <text:p text:style-name="P10"><text:span text:style-name="T17">System funct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7;p30" draw:style-name="gr7" draw:text-style-name="P6" draw:layer="layout" svg:width="5.266cm" svg:height="1.031cm" svg:x="13.912cm" svg:y="4.989cm">
          <text:p text:style-name="P10"><text:span text:style-name="T17">Root-cause fix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8;p30" draw:style-name="gr4" draw:text-style-name="P3" draw:layer="layout" svg:width="5.699cm" svg:height="0.199cm" draw:transform="rotate (0.000698131700797732) translate (7.551cm 8.181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89;p30" draw:style-name="gr3" draw:text-style-name="P4" draw:layer="layout" svg:width="3.462cm" svg:height="0.199cm" draw:transform="rotate (0.000698131700797732) translate (9.789cm 9.249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90;p30" draw:style-name="gr43" draw:text-style-name="P29" draw:layer="layout" svg:width="11.639cm" svg:height="0.192cm" draw:transform="rotate (0.000872664625997165) translate (7.19cm 10.743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4575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91;p30" draw:style-name="gr4" draw:text-style-name="P3" draw:layer="layout" svg:width="0.299cm" svg:height="0.199cm" draw:transform="rotate (-3.1388001267866) translate (2.973cm 8.316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92;p30" draw:style-name="gr3" draw:text-style-name="P4" draw:layer="layout" svg:width="0.299cm" svg:height="0.199cm" draw:transform="rotate (-3.1388001267866) translate (5.766cm 9.447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93;p30" draw:style-name="gr43" draw:text-style-name="P29" draw:layer="layout" svg:width="0.299cm" svg:height="0.199cm" draw:transform="rotate (-3.1388001267866) translate (2.914cm 10.935cm)">
          <text:p text:style-name="P2"><text:span text:style-name="T1"/></text:p>
          <draw:enhanced-geometry draw:mirror-horizontal="false" draw:mirror-vertical="false" draw:text-areas="0 ?f8 ?f12 ?f9" svg:viewBox="0 0 0 0" draw:type="ooxml-rightArrow" draw:modifiers="25514 6432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870;g80b43f4a4c_0_9145:notes" draw:style-name="gr9" draw:layer="layout" svg:width="16.932cm" svg:height="9.524cm" svg:x="1.059cm" svg:y="1.905cm" draw:page-number="18" presentation:class="page"/>
          <draw:frame draw:name="Google Shape;871;g80b43f4a4c_0_9145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7"/>
    <meta:generator>LibreOfficeDev/6.0.5.2$Linux_X86_64 LibreOffice_project/</meta:generator>
  </office:meta>
</office:document-meta>
</file>